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egoe UI" fo:font-size="10pt" style:text-underline-style="none" fo:font-weight="bold" officeooo:rsid="0000afcb" officeooo:paragraph-rsid="0006297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egoe UI" fo:font-size="10pt" style:text-underline-style="none" fo:font-weight="bold" officeooo:rsid="0000afcb" officeooo:paragraph-rsid="00081091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egoe UI" fo:font-size="10pt" style:text-underline-style="none" fo:font-weight="bold" officeooo:rsid="0000afcb" officeooo:paragraph-rsid="00091a57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egoe UI" fo:font-size="10pt" style:text-underline-style="none" fo:font-weight="bold" officeooo:rsid="0000afcb" officeooo:paragraph-rsid="001b1bc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Segoe UI" fo:font-size="10pt" style:text-underline-style="none" fo:font-weight="bold" officeooo:rsid="0000afcb" officeooo:paragraph-rsid="001d5722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Segoe UI" fo:font-size="10pt" style:text-underline-style="none" fo:font-weight="bold" officeooo:rsid="0000afcb" officeooo:paragraph-rsid="0020dac3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Segoe UI" fo:font-size="10pt" style:text-underline-style="none" fo:font-weight="bold" officeooo:rsid="0000afcb" officeooo:paragraph-rsid="00238f8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Segoe UI" fo:font-size="10pt" style:text-underline-style="none" fo:font-weight="bold" officeooo:rsid="00127e04" officeooo:paragraph-rsid="000abd1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Segoe UI" fo:font-size="10pt" style:text-underline-style="none" fo:font-weight="bold" officeooo:rsid="00127e04" officeooo:paragraph-rsid="001b1bca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Segoe UI" fo:font-size="10pt" style:text-underline-style="none" fo:font-weight="normal" officeooo:rsid="00127e04" officeooo:paragraph-rsid="0000888e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Segoe UI" fo:font-size="10pt" style:text-underline-style="none" fo:font-weight="normal" officeooo:rsid="00127e04" officeooo:paragraph-rsid="00081091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Segoe UI" fo:font-size="10pt" style:text-underline-style="none" fo:font-weight="normal" officeooo:rsid="00127e04" officeooo:paragraph-rsid="00091a57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Segoe UI" fo:font-size="10pt" style:text-underline-style="none" fo:font-weight="normal" officeooo:rsid="00127e04" officeooo:paragraph-rsid="000abd1d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Segoe UI" fo:font-size="10pt" style:text-underline-style="none" fo:font-weight="normal" officeooo:rsid="00127e04" officeooo:paragraph-rsid="000e4f6d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Segoe UI" fo:font-size="10pt" style:text-underline-style="none" fo:font-weight="normal" officeooo:rsid="00127e04" officeooo:paragraph-rsid="00158af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egoe UI" fo:font-size="10pt" style:text-underline-style="none" fo:font-weight="normal" officeooo:rsid="00127e04" officeooo:paragraph-rsid="0017b522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Segoe UI" fo:font-size="10pt" style:text-underline-style="none" fo:font-weight="normal" officeooo:rsid="00127e04" officeooo:paragraph-rsid="001b1bca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Segoe UI" fo:font-size="10pt" style:text-underline-style="none" fo:font-weight="normal" officeooo:rsid="00127e04" officeooo:paragraph-rsid="001d5722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Segoe UI" fo:font-size="10pt" style:text-underline-style="none" fo:font-weight="normal" officeooo:rsid="00127e04" officeooo:paragraph-rsid="001f468b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Segoe UI" fo:font-size="10pt" style:text-underline-style="none" fo:font-weight="normal" officeooo:rsid="00127e04" officeooo:paragraph-rsid="0020dac3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egoe UI" fo:font-size="10pt" style:text-underline-style="none" fo:font-weight="normal" officeooo:rsid="00127e04" officeooo:paragraph-rsid="00238f84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Segoe UI" fo:font-size="10pt" style:text-underline-style="none" fo:font-weight="normal" officeooo:rsid="00127e04" officeooo:paragraph-rsid="0027ef7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0888e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Segoe UI" fo:font-size="10pt" fo:font-style="italic" style:text-underline-style="none" fo:font-weight="bold" officeooo:rsid="0000afcb" officeooo:paragraph-rsid="00062979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text-properties style:font-name="Segoe UI" fo:font-size="10pt" fo:font-style="italic" style:text-underline-style="none" fo:font-weight="bold" officeooo:rsid="0000afcb" officeooo:paragraph-rsid="00081091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text-properties style:font-name="Segoe UI" fo:font-size="10pt" fo:font-style="italic" style:text-underline-style="none" fo:font-weight="bold" officeooo:rsid="0000afcb" officeooo:paragraph-rsid="00091a57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text-properties style:font-name="Segoe UI" fo:font-size="10pt" fo:font-style="italic" style:text-underline-style="none" fo:font-weight="bold" officeooo:rsid="0000afcb" officeooo:paragraph-rsid="000de1ac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text-properties style:font-name="Segoe UI" fo:font-size="10pt" fo:font-style="italic" style:text-underline-style="none" fo:font-weight="bold" officeooo:rsid="0000afcb" officeooo:paragraph-rsid="000e4f6d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style:font-name="Segoe UI" fo:font-size="10pt" fo:font-style="italic" style:text-underline-style="none" fo:font-weight="bold" officeooo:rsid="0000afcb" officeooo:paragraph-rsid="00158afe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bold" officeooo:rsid="0000afcb" officeooo:paragraph-rsid="0017b522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style:font-name="Segoe UI" fo:font-size="10pt" fo:font-style="italic" style:text-underline-style="none" fo:font-weight="bold" officeooo:rsid="0000afcb" officeooo:paragraph-rsid="00184a3d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style:font-name="Segoe UI" fo:font-size="10pt" fo:font-style="italic" style:text-underline-style="none" fo:font-weight="bold" officeooo:rsid="0000afcb" officeooo:paragraph-rsid="001b1bca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style:font-name="Segoe UI" fo:font-size="10pt" fo:font-style="italic" style:text-underline-style="none" fo:font-weight="bold" officeooo:rsid="0000afcb" officeooo:paragraph-rsid="001d5722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text-properties style:font-name="Segoe UI" fo:font-size="10pt" fo:font-style="italic" style:text-underline-style="none" fo:font-weight="bold" officeooo:rsid="0000afcb" officeooo:paragraph-rsid="001f468b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Segoe UI" fo:font-size="10pt" fo:font-style="italic" style:text-underline-style="none" fo:font-weight="bold" officeooo:rsid="0000afcb" officeooo:paragraph-rsid="0020dac3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style:font-name="Segoe UI" fo:font-size="10pt" fo:font-style="italic" style:text-underline-style="none" fo:font-weight="bold" officeooo:rsid="0000afcb" officeooo:paragraph-rsid="002254f9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text-properties style:font-name="Segoe UI" fo:font-size="10pt" fo:font-style="italic" style:text-underline-style="none" fo:font-weight="bold" officeooo:rsid="0000afcb" officeooo:paragraph-rsid="0027ef7f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text-properties style:font-name="Segoe UI" fo:font-size="10pt" fo:font-style="italic" style:text-underline-style="none" fo:font-weight="bold" officeooo:rsid="0030aa80" officeooo:paragraph-rsid="0030aa80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62979" officeooo:paragraph-rsid="00062979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91a57" officeooo:paragraph-rsid="00091a57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style:font-name="Segoe UI" fo:font-size="10pt" fo:font-style="normal" style:text-underline-style="none" fo:font-weight="normal" officeooo:rsid="00081091" officeooo:paragraph-rsid="0008109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text-properties style:font-name="Segoe UI" fo:font-size="10pt" fo:font-style="normal" style:text-underline-style="none" fo:font-weight="normal" officeooo:rsid="000de1ac" officeooo:paragraph-rsid="000de1ac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text-properties style:font-name="Segoe UI" fo:font-size="10pt" fo:font-style="normal" style:text-underline-style="none" fo:font-weight="normal" officeooo:rsid="0015ee34" officeooo:paragraph-rsid="0015ee34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text-properties style:font-name="Segoe UI" fo:font-size="10pt" fo:font-style="normal" style:text-underline-style="none" fo:font-weight="normal" officeooo:rsid="0015ee34" officeooo:paragraph-rsid="001b1bca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Segoe UI" fo:font-size="10pt" fo:font-style="normal" style:text-underline-style="none" fo:font-weight="normal" officeooo:rsid="0015ee34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Segoe UI" fo:font-size="10pt" fo:font-style="normal" style:text-underline-style="none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egoe UI" fo:font-size="10pt" fo:font-style="normal" style:text-underline-style="none" fo:font-weight="bold" officeooo:rsid="00127e04" officeooo:paragraph-rsid="00081091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text-properties style:font-name="Segoe UI" fo:font-size="10pt" fo:font-style="normal" style:text-underline-style="none" fo:font-weight="bold" officeooo:rsid="00127e04" officeooo:paragraph-rsid="000de1ac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Standard">
      <style:text-properties style:font-name="Segoe UI" fo:font-size="10pt" fo:font-style="normal" style:text-underline-style="none" fo:font-weight="bold" officeooo:rsid="00127e04" officeooo:paragraph-rsid="00158afe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text-properties style:font-name="Segoe UI" fo:font-size="10pt" fo:font-style="normal" style:text-underline-style="none" fo:font-weight="bold" officeooo:rsid="00127e04" officeooo:paragraph-rsid="0019d311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Standard">
      <style:text-properties style:font-name="Segoe UI" fo:font-size="10pt" fo:font-style="normal" style:text-underline-style="none" fo:font-weight="bold" officeooo:rsid="00127e04" officeooo:paragraph-rsid="001b1bca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Standard">
      <style:text-properties style:font-name="Segoe UI" fo:font-size="10pt" fo:font-style="normal" style:text-underline-style="none" fo:font-weight="bold" officeooo:rsid="00127e04" officeooo:paragraph-rsid="001d5722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Standard">
      <style:text-properties style:font-name="Segoe UI" fo:font-size="10pt" fo:font-style="normal" style:text-underline-style="none" fo:font-weight="bold" officeooo:rsid="00127e04" officeooo:paragraph-rsid="0020dac3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Standard">
      <style:text-properties style:font-name="Segoe UI" fo:font-size="10pt" fo:font-style="normal" style:text-underline-style="none" fo:font-weight="bold" officeooo:rsid="0000afcb" officeooo:paragraph-rsid="00238f84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Standard">
      <style:text-properties style:font-name="Segoe UI" fo:font-size="10pt" fo:font-style="normal" style:text-underline-style="none" fo:font-weight="bold" officeooo:rsid="0000afcb" officeooo:paragraph-rsid="0027ef7f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Standard">
      <style:text-properties style:font-name="Segoe UI" fo:font-size="10pt" fo:font-style="normal" style:text-underline-style="none" fo:font-weight="bold" officeooo:rsid="000abd1d" officeooo:paragraph-rsid="000abd1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font-name="Segoe UI" fo:font-size="14pt" fo:font-weight="bold" officeooo:rsid="0000afcb" officeooo:paragraph-rsid="0000888e" style:font-size-asian="12.25pt" style:font-weight-asian="bold" style:font-size-complex="14pt" style:font-weight-complex="bold"/>
    </style:style>
    <style:style style:name="P60" style:family="paragraph" style:parent-style-name="Standard">
      <style:text-properties style:font-name="Segoe UI" fo:font-size="12pt" style:text-underline-style="none" fo:font-weight="bold" officeooo:rsid="0000afcb" officeooo:paragraph-rsid="0000888e" style:font-size-asian="12.25pt" style:font-weight-asian="bold" style:font-size-complex="14pt" style:font-weight-complex="bold"/>
    </style:style>
    <style:style style:name="P61" style:family="paragraph" style:parent-style-name="Standard">
      <style:text-properties officeooo:paragraph-rsid="000e4f6d"/>
    </style:style>
    <style:style style:name="P62" style:family="paragraph" style:parent-style-name="Standard" style:list-style-name="L1">
      <style:text-properties officeooo:paragraph-rsid="00062979"/>
    </style:style>
    <style:style style:name="P63" style:family="paragraph" style:parent-style-name="Standard" style:list-style-name="L1">
      <style:text-properties style:font-name="Segoe UI" fo:font-size="10pt" fo:font-style="italic" style:text-underline-style="none" fo:font-weight="bold" officeooo:rsid="00062979" officeooo:paragraph-rsid="00062979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Standard" style:list-style-name="L3">
      <style:text-properties style:font-name="Segoe UI" fo:font-size="10pt" fo:font-style="italic" style:text-underline-style="none" fo:font-weight="bold" officeooo:rsid="00062979" officeooo:paragraph-rsid="002409b4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Standard" style:list-style-name="L1">
      <style:text-properties style:font-name="Segoe UI" fo:font-size="10pt" fo:font-style="italic" style:text-underline-style="none" fo:font-weight="bold" officeooo:rsid="00081091" officeooo:paragraph-rsid="00081091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 style:list-style-name="L3">
      <style:text-properties style:font-name="Segoe UI" fo:font-size="10pt" fo:font-style="italic" style:text-underline-style="none" fo:font-weight="bold" officeooo:rsid="00081091" officeooo:paragraph-rsid="002409b4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 style:list-style-name="L1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Standard" style:list-style-name="L3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69" style:family="paragraph" style:parent-style-name="Standard" style:list-style-name="L6">
      <style:text-properties style:font-name="Segoe UI" fo:font-size="10pt" fo:font-style="italic" style:text-underline-style="none" fo:font-weight="bold" officeooo:rsid="0000afcb" officeooo:paragraph-rsid="002d9bab" style:font-size-asian="10pt" style:font-style-asian="italic" style:font-weight-asian="bold" style:font-size-complex="10pt" style:font-style-complex="italic" style:font-weight-complex="bold"/>
    </style:style>
    <style:style style:name="P70" style:family="paragraph" style:parent-style-name="Standard" style:list-style-name="L8">
      <style:text-properties style:font-name="Segoe UI" fo:font-size="10pt" fo:font-style="italic" style:text-underline-style="none" fo:font-weight="bold" officeooo:rsid="0000afcb" officeooo:paragraph-rsid="002f518b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72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73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290bec" style:font-size-asian="10pt" style:font-style-asian="italic" style:font-weight-asian="bold" style:font-size-complex="10pt" style:font-style-complex="italic" style:font-weight-complex="bold"/>
    </style:style>
    <style:style style:name="P74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75" style:family="paragraph" style:parent-style-name="Standard" style:list-style-name="L22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76" style:family="paragraph" style:parent-style-name="Standard" style:list-style-name="L23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Standard" style:list-style-name="L7">
      <style:text-properties style:font-name="Segoe UI" fo:font-size="10pt" fo:font-style="italic" style:text-underline-style="none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 style:list-style-name="L16">
      <style:text-properties style:font-name="Segoe UI" fo:font-size="10pt" fo:font-style="italic" style:text-underline-style="none" fo:font-weight="bold" officeooo:rsid="0027ef7f" officeooo:paragraph-rsid="0027ef7f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>
      <style:text-properties style:font-name="Segoe UI" fo:font-size="10pt" fo:font-style="italic" style:text-underline-style="none" fo:font-weight="bold" officeooo:rsid="0027ef7f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 style:list-style-name="L18">
      <style:text-properties style:font-name="Segoe UI" fo:font-size="10pt" fo:font-style="italic" style:text-underline-style="none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Standard" style:list-style-name="L19">
      <style:text-properties style:font-name="Segoe UI" fo:font-size="10pt" fo:font-style="italic" style:text-underline-style="none" fo:font-weight="bold" officeooo:rsid="0012e47a" officeooo:paragraph-rsid="0012e47a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1443c2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2254f9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Standard" style:list-style-name="L3">
      <style:text-properties style:font-name="Segoe UI" fo:font-size="10pt" fo:font-style="italic" style:text-underline-style="none" fo:font-weight="normal" officeooo:rsid="00062979" officeooo:paragraph-rsid="002409b4" style:font-size-asian="10pt" style:font-style-asian="italic" style:font-weight-asian="normal" style:font-size-complex="10pt" style:font-style-complex="italic" style:font-weight-complex="normal"/>
    </style:style>
    <style:style style:name="P85" style:family="paragraph" style:parent-style-name="Standard">
      <style:text-properties style:font-name="Segoe UI" fo:font-size="10pt" fo:font-style="italic" style:text-underline-style="none" fo:font-weight="normal" officeooo:rsid="00062979" officeooo:paragraph-rsid="0027ef7f" style:font-size-asian="10pt" style:font-style-asian="italic" style:font-weight-asian="normal" style:font-size-complex="10pt" style:font-style-complex="italic" style:font-weight-complex="normal"/>
    </style:style>
    <style:style style:name="P86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87" style:family="paragraph" style:parent-style-name="Standard" style:list-style-name="L5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88" style:family="paragraph" style:parent-style-name="Standard" style:list-style-name="L4">
      <style:text-properties style:font-name="Segoe UI" fo:font-size="10pt" fo:font-style="italic" style:text-underline-style="none" fo:font-weight="normal" officeooo:rsid="000b5890" officeooo:paragraph-rsid="000b5890" style:font-size-asian="10pt" style:font-style-asian="italic" style:font-weight-asian="normal" style:font-size-complex="10pt" style:font-style-complex="italic" style:font-weight-complex="normal"/>
    </style:style>
    <style:style style:name="P89" style:family="paragraph" style:parent-style-name="Standard" style:list-style-name="L4">
      <style:text-properties style:font-name="Segoe UI" fo:font-size="10pt" fo:font-style="italic" style:text-underline-style="none" fo:font-weight="normal" officeooo:rsid="0025f7a9" officeooo:paragraph-rsid="0025f7a9" style:font-size-asian="10pt" style:font-style-asian="italic" style:font-weight-asian="normal" style:font-size-complex="10pt" style:font-style-complex="italic" style:font-weight-complex="normal"/>
    </style:style>
    <style:style style:name="P90" style:family="paragraph" style:parent-style-name="Standard" style:list-style-name="L5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91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5ee34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Standard" style:list-style-name="L11">
      <style:text-properties style:font-name="Segoe UI" fo:font-size="10pt" fo:font-style="italic" style:text-underline-style="none" fo:font-weight="normal" officeooo:rsid="002c57de" officeooo:paragraph-rsid="002c57de" style:font-size-asian="10pt" style:font-style-asian="italic" style:font-weight-asian="normal" style:font-size-complex="10pt" style:font-style-complex="italic" style:font-weight-complex="normal"/>
    </style:style>
    <style:style style:name="P94" style:family="paragraph" style:parent-style-name="Standard" style:list-style-name="L11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95" style:family="paragraph" style:parent-style-name="Standard" style:list-style-name="L20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96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9">
      <style:text-properties style:font-name="Segoe UI" fo:font-size="10pt" fo:font-style="italic" style:text-underline-style="solid" style:text-underline-width="auto" style:text-underline-color="font-color" fo:font-weight="bold" officeooo:rsid="001b1bca" officeooo:paragraph-rsid="001b1bca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e4f6d" style:font-size-asian="10pt" style:font-style-asian="italic" style:font-weight-asian="bold" style:font-size-complex="10pt" style:font-style-complex="italic" style:font-weight-complex="bold"/>
    </style:style>
    <style:style style:name="P99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00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f83cf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01" style:family="paragraph" style:parent-style-name="Standard" style:list-style-name="L16">
      <style:text-properties style:font-name="Segoe UI" fo:font-size="10pt" fo:font-style="italic" style:text-underline-style="solid" style:text-underline-width="auto" style:text-underline-color="font-color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102" style:family="paragraph" style:parent-style-name="Standard" style:list-style-name="L19">
      <style:text-properties style:font-name="Segoe UI" fo:font-size="10pt" fo:font-style="italic" style:text-underline-style="solid" style:text-underline-width="auto" style:text-underline-color="font-color" fo:font-weight="bold" officeooo:rsid="0014c48f" officeooo:paragraph-rsid="0014c48f" style:font-size-asian="10pt" style:font-style-asian="italic" style:font-weight-asian="bold" style:font-size-complex="10pt" style:font-style-complex="italic" style:font-weight-complex="bold"/>
    </style:style>
    <style:style style:name="P103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c27f1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b1bca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d5722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Standard" style:list-style-name="L20">
      <style:text-properties style:font-name="Segoe UI" fo:font-size="10pt" fo:font-style="italic" style:text-underline-style="solid" style:text-underline-width="auto" style:text-underline-color="font-color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Standard" style:list-style-name="L21">
      <style:text-properties style:font-name="Segoe UI" fo:font-size="10pt" fo:font-style="italic" style:text-underline-style="solid" style:text-underline-width="auto" style:text-underline-color="font-color" fo:font-weight="normal" officeooo:rsid="002254f9" officeooo:paragraph-rsid="002254f9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Standard" style:list-style-name="L2">
      <style:text-properties style:font-name="Segoe UI" fo:font-size="10pt" style:text-underline-style="none" fo:font-weight="bold" officeooo:rsid="002409b4" officeooo:paragraph-rsid="002409b4" style:font-size-asian="10pt" style:font-weight-asian="bold" style:font-size-complex="10pt" style:font-weight-complex="bold"/>
    </style:style>
    <style:style style:name="P110" style:family="paragraph" style:parent-style-name="Standard">
      <style:text-properties style:font-name="Segoe UI" fo:font-size="10pt" style:text-underline-style="none" fo:font-weight="bold" officeooo:rsid="00127e04" officeooo:paragraph-rsid="002d9bab" style:font-size-asian="10pt" style:font-weight-asian="bold" style:font-size-complex="10pt" style:font-weight-complex="bold"/>
    </style:style>
    <style:style style:name="P111" style:family="paragraph" style:parent-style-name="Standard">
      <style:text-properties style:font-name="Segoe UI" fo:font-size="10pt" style:text-underline-style="none" fo:font-weight="bold" officeooo:rsid="00127e04" officeooo:paragraph-rsid="002ef439" style:font-size-asian="10pt" style:font-weight-asian="bold" style:font-size-complex="10pt" style:font-weight-complex="bold"/>
    </style:style>
    <style:style style:name="P112" style:family="paragraph" style:parent-style-name="Standard">
      <style:text-properties style:font-name="Segoe UI" fo:font-size="10pt" style:text-underline-style="none" fo:font-weight="bold" officeooo:rsid="00127e04" officeooo:paragraph-rsid="002c57de" style:font-size-asian="10pt" style:font-weight-asian="bold" style:font-size-complex="10pt" style:font-weight-complex="bold"/>
    </style:style>
    <style:style style:name="P113" style:family="paragraph" style:parent-style-name="Standard">
      <style:text-properties style:font-name="Segoe UI" fo:font-size="10pt" style:text-underline-style="none" fo:font-weight="bold" officeooo:rsid="00127e04" officeooo:paragraph-rsid="00290bec" style:font-size-asian="10pt" style:font-weight-asian="bold" style:font-size-complex="10pt" style:font-weight-complex="bold"/>
    </style:style>
    <style:style style:name="P114" style:family="paragraph" style:parent-style-name="Standard">
      <style:text-properties style:font-name="Segoe UI" fo:font-size="10pt" style:text-underline-style="none" fo:font-weight="bold" officeooo:rsid="0000afcb" officeooo:paragraph-rsid="00320a5c" style:font-size-asian="10pt" style:font-weight-asian="bold" style:font-size-complex="10pt" style:font-weight-complex="bold"/>
    </style:style>
    <style:style style:name="P115" style:family="paragraph" style:parent-style-name="Standard" style:list-style-name="L4">
      <style:text-properties style:font-name="Segoe UI" fo:font-size="10pt" style:text-underline-style="none" fo:font-weight="normal" officeooo:rsid="00081091" officeooo:paragraph-rsid="00081091" style:font-size-asian="10pt" style:font-weight-asian="normal" style:font-size-complex="10pt" style:font-weight-complex="normal"/>
    </style:style>
    <style:style style:name="P116" style:family="paragraph" style:parent-style-name="Standard" style:list-style-name="L3">
      <style:text-properties style:font-name="Segoe UI" fo:font-size="10pt" fo:font-style="normal" style:text-underline-style="none" fo:font-weight="normal" officeooo:rsid="002409b4" officeooo:paragraph-rsid="002409b4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 style:list-style-name="L7">
      <style:text-properties style:font-name="Segoe UI" fo:font-size="10pt" fo:font-style="normal" style:text-underline-style="none" fo:font-weight="normal" officeooo:rsid="00184a3d" officeooo:paragraph-rsid="00184a3d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style:text-properties style:font-name="Segoe UI" fo:font-size="10pt" fo:font-style="normal" style:text-underline-style="none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text-properties style:font-name="Segoe UI" fo:font-size="10pt" fo:font-style="normal" style:text-underline-style="none" fo:font-weight="normal" officeooo:rsid="00127e04" officeooo:paragraph-rsid="0027ef7f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text-properties style:font-name="Segoe UI" fo:font-size="10pt" fo:font-style="normal" style:text-underline-style="none" fo:font-weight="normal" officeooo:rsid="0014c48f" officeooo:paragraph-rsid="0014c48f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text-properties style:font-name="Segoe UI" fo:font-size="10pt" fo:font-style="normal" style:text-underline-style="none" fo:font-weight="normal" officeooo:rsid="000e4f6d" officeooo:paragraph-rsid="00290bec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text-properties style:font-name="Segoe UI" fo:font-size="10pt" fo:font-style="normal" style:text-underline-style="none" fo:font-weight="bold" officeooo:rsid="00127e04" officeooo:paragraph-rsid="00290bec" style:font-size-asian="10pt" style:font-style-asian="normal" style:font-weight-asian="bold" style:font-size-complex="10pt" style:font-style-complex="normal" style:font-weight-complex="bold"/>
    </style:style>
    <style:style style:name="P123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1443c2" style:font-size-asian="10pt" style:font-style-asian="normal" style:font-weight-asian="bold" style:font-size-complex="10pt" style:font-style-complex="normal" style:font-weight-complex="bold"/>
    </style:style>
    <style:style style:name="P124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2254f9" style:font-size-asian="10pt" style:font-style-asian="normal" style:font-weight-asian="bold" style:font-size-complex="10pt" style:font-style-complex="normal" style:font-weight-complex="bold"/>
    </style:style>
    <style:style style:name="P125" style:family="paragraph" style:parent-style-name="Standard" style:list-style-name="L11">
      <style:text-properties style:font-name="Segoe UI" fo:font-size="10pt" fo:font-style="normal" style:text-underline-style="solid" style:text-underline-width="auto" style:text-underline-color="font-color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text-properties style:font-name="Segoe UI" fo:font-size="14pt" fo:font-style="normal" style:text-underline-style="none" fo:font-weight="bold" officeooo:rsid="002254f9" officeooo:paragraph-rsid="0020dac3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 style:list-style-name="L1">
      <style:text-properties fo:font-style="italic" style:text-underline-style="none" officeooo:rsid="00062979" officeooo:paragraph-rsid="00062979" style:font-style-asian="italic" style:font-style-complex="italic"/>
    </style:style>
    <style:style style:name="P128" style:family="paragraph" style:parent-style-name="Standard" style:list-style-name="L10">
      <style:text-properties fo:font-style="italic" officeooo:rsid="002c57de" officeooo:paragraph-rsid="002c57de" style:font-style-asian="italic" style:font-style-complex="italic"/>
    </style:style>
    <style:style style:name="P129" style:family="paragraph" style:parent-style-name="Standard" style:list-style-name="L12">
      <style:text-properties fo:font-style="italic" officeooo:rsid="001b1bca" officeooo:paragraph-rsid="001b1bca" style:font-style-asian="italic" style:font-style-complex="italic"/>
    </style:style>
    <style:style style:name="P130" style:family="paragraph" style:parent-style-name="Standard" style:list-style-name="L3">
      <style:text-properties officeooo:paragraph-rsid="002409b4"/>
    </style:style>
    <style:style style:name="P131" style:family="paragraph" style:parent-style-name="Standard" style:list-style-name="L6">
      <style:text-properties officeooo:paragraph-rsid="002d9bab"/>
    </style:style>
    <style:style style:name="P132" style:family="paragraph" style:parent-style-name="Standard" style:list-style-name="L6">
      <style:text-properties fo:font-style="normal" style:text-underline-style="solid" style:text-underline-width="auto" style:text-underline-color="font-color" officeooo:rsid="002d9bab" officeooo:paragraph-rsid="002d9bab" style:font-style-asian="normal" style:font-style-complex="normal"/>
    </style:style>
    <style:style style:name="P133" style:family="paragraph" style:parent-style-name="Standard" style:list-style-name="L8">
      <style:text-properties fo:font-style="normal" style:text-underline-style="solid" style:text-underline-width="auto" style:text-underline-color="font-color" officeooo:rsid="002ef439" officeooo:paragraph-rsid="002ef439" style:font-style-asian="normal" style:font-style-complex="normal"/>
    </style:style>
    <style:style style:name="P134" style:family="paragraph" style:parent-style-name="Standard" style:list-style-name="L17">
      <style:text-properties fo:font-style="normal" style:text-underline-style="solid" style:text-underline-width="auto" style:text-underline-color="font-color" officeooo:rsid="00290bec" officeooo:paragraph-rsid="00290bec" style:font-style-asian="normal" style:font-style-complex="normal"/>
    </style:style>
    <style:style style:name="P135" style:family="paragraph" style:parent-style-name="Standard" style:list-style-name="L8">
      <style:text-properties officeooo:paragraph-rsid="002ef439"/>
    </style:style>
    <style:style style:name="P136" style:family="paragraph" style:parent-style-name="Standard" style:list-style-name="L10">
      <style:text-properties officeooo:paragraph-rsid="002c57de"/>
    </style:style>
    <style:style style:name="P137" style:family="paragraph" style:parent-style-name="Standard" style:list-style-name="L12">
      <style:text-properties officeooo:paragraph-rsid="001b1bca"/>
    </style:style>
    <style:style style:name="P138" style:family="paragraph" style:parent-style-name="Standard" style:list-style-name="L13">
      <style:text-properties officeooo:paragraph-rsid="000abd1d"/>
    </style:style>
    <style:style style:name="P139" style:family="paragraph" style:parent-style-name="Standard" style:list-style-name="L15">
      <style:text-properties officeooo:paragraph-rsid="00290bec"/>
    </style:style>
    <style:style style:name="P140" style:family="paragraph" style:parent-style-name="Standard" style:list-style-name="L17">
      <style:text-properties officeooo:paragraph-rsid="00290bec"/>
    </style:style>
    <style:style style:name="P141" style:family="paragraph" style:parent-style-name="Standard" style:list-style-name="L22">
      <style:text-properties officeooo:paragraph-rsid="00320a5c"/>
    </style:style>
    <style:style style:name="P142" style:family="paragraph" style:parent-style-name="Standard" style:list-style-name="L23">
      <style:text-properties officeooo:paragraph-rsid="00320a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e04" style:font-weight-asian="normal" style:font-weight-complex="normal"/>
    </style:style>
    <style:style style:name="T3" style:family="text">
      <style:text-properties fo:font-weight="normal" officeooo:rsid="00062979" style:font-weight-asian="normal" style:font-weight-complex="normal"/>
    </style:style>
    <style:style style:name="T4" style:family="text">
      <style:text-properties fo:font-weight="normal" officeooo:rsid="00091a57" style:font-weight-asian="normal" style:font-weight-complex="normal"/>
    </style:style>
    <style:style style:name="T5" style:family="text">
      <style:text-properties fo:font-weight="normal" officeooo:rsid="000abd1d" style:font-weight-asian="normal" style:font-weight-complex="normal"/>
    </style:style>
    <style:style style:name="T6" style:family="text">
      <style:text-properties fo:font-weight="normal" officeooo:rsid="00184a3d" style:font-weight-asian="normal" style:font-weight-complex="normal"/>
    </style:style>
    <style:style style:name="T7" style:family="text">
      <style:text-properties fo:font-weight="normal" officeooo:rsid="001c27f1" style:font-weight-asian="normal" style:font-weight-complex="normal"/>
    </style:style>
    <style:style style:name="T8" style:family="text">
      <style:text-properties fo:font-weight="normal" officeooo:rsid="0020dac3" style:font-weight-asian="normal" style:font-weight-complex="normal"/>
    </style:style>
    <style:style style:name="T9" style:family="text">
      <style:text-properties fo:font-weight="normal" officeooo:rsid="002254f9" style:font-weight-asian="normal" style:font-weight-complex="normal"/>
    </style:style>
    <style:style style:name="T10" style:family="text">
      <style:text-properties fo:font-weight="normal" officeooo:rsid="002409b4" style:font-weight-asian="normal" style:font-weight-complex="normal"/>
    </style:style>
    <style:style style:name="T11" style:family="text">
      <style:text-properties fo:font-weight="normal" officeooo:rsid="002ccc5c" style:font-weight-asian="normal" style:font-weight-complex="normal"/>
    </style:style>
    <style:style style:name="T12" style:family="text">
      <style:text-properties fo:font-weight="normal" officeooo:rsid="002f518b" style:font-weight-asian="normal" style:font-weight-complex="normal"/>
    </style:style>
    <style:style style:name="T13" style:family="text">
      <style:text-properties fo:font-weight="normal" officeooo:rsid="0030aa80" style:font-weight-asian="normal" style:font-weight-complex="normal"/>
    </style:style>
    <style:style style:name="T14" style:family="text">
      <style:text-properties fo:font-weight="normal" officeooo:rsid="003179f3" style:font-weight-asian="normal" style:font-weight-complex="normal"/>
    </style:style>
    <style:style style:name="T15" style:family="text">
      <style:text-properties officeooo:rsid="00127e04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0f83cf" style:font-weight-asian="normal" style:font-weight-complex="normal"/>
    </style:style>
    <style:style style:name="T19" style:family="text">
      <style:text-properties officeooo:rsid="0000888e"/>
    </style:style>
    <style:style style:name="T20" style:family="text">
      <style:text-properties fo:color="#000000" fo:font-size="12pt" fo:font-style="normal" style:font-size-asian="12pt" style:font-style-asian="normal"/>
    </style:style>
    <style:style style:name="T21" style:family="text">
      <style:text-properties fo:color="#000000" fo:font-size="12pt" fo:font-style="normal" officeooo:rsid="0002d49d" style:font-size-asian="12pt" style:font-style-asian="normal"/>
    </style:style>
    <style:style style:name="T22" style:family="text">
      <style:text-properties fo:color="#000000" fo:font-size="12pt" fo:font-style="normal" fo:font-weight="normal" officeooo:rsid="0002d49d" fo:background-color="#ffffff" loext:char-shading-value="0" style:font-size-asian="12pt" style:font-style-asian="normal" style:font-weight-asian="normal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00888e" fo:background-color="#ffffff" loext:char-shading-value="0" style:font-size-asian="12pt" style:font-style-asian="normal" style:font-weight-asian="normal" style:font-style-complex="normal" style:font-weight-complex="normal"/>
    </style:style>
    <style:style style:name="T24" style:family="text">
      <style:text-properties fo:color="#000000" fo:font-size="12pt" fo:font-style="italic" fo:font-weight="normal" officeooo:rsid="0000888e" fo:background-color="#ffffff" loext:char-shading-value="0" style:font-size-asian="12pt" style:font-style-asian="italic" style:font-weight-asian="normal" style:font-style-complex="italic" style:font-weight-complex="normal"/>
    </style:style>
    <style:style style:name="T25" style:family="text">
      <style:text-properties fo:font-size="14pt" officeooo:rsid="00127e04" style:font-size-asian="14pt" style:font-size-complex="14pt"/>
    </style:style>
    <style:style style:name="T26" style:family="text">
      <style:text-properties fo:font-size="14pt" officeooo:rsid="00033b21" style:font-size-asian="14pt" style:font-size-complex="14pt"/>
    </style:style>
    <style:style style:name="T27" style:family="text">
      <style:text-properties fo:font-size="14pt" officeooo:rsid="00062979" style:font-size-asian="14pt" style:font-size-complex="14pt"/>
    </style:style>
    <style:style style:name="T28" style:family="text">
      <style:text-properties fo:font-size="14pt" officeooo:rsid="00238f84" style:font-size-asian="14pt" style:font-size-complex="14pt"/>
    </style:style>
    <style:style style:name="T29" style:family="text">
      <style:text-properties fo:font-size="14pt" officeooo:rsid="002409b4" style:font-size-asian="14pt" style:font-size-complex="14pt"/>
    </style:style>
    <style:style style:name="T30" style:family="text">
      <style:text-properties fo:font-size="14pt" officeooo:rsid="0025f7a9" style:font-size-asian="14pt" style:font-size-complex="14pt"/>
    </style:style>
    <style:style style:name="T31" style:family="text">
      <style:text-properties fo:font-size="14pt" officeooo:rsid="002ccc5c" style:font-size-asian="14pt" style:font-size-complex="14pt"/>
    </style:style>
    <style:style style:name="T32" style:family="text">
      <style:text-properties fo:font-size="14pt" style:text-underline-style="solid" style:text-underline-width="auto" style:text-underline-color="font-color" officeooo:rsid="00062979" style:font-size-asian="14pt" style:font-size-complex="14pt"/>
    </style:style>
    <style:style style:name="T33" style:family="text">
      <style:text-properties fo:font-size="14pt" style:text-underline-style="solid" style:text-underline-width="auto" style:text-underline-color="font-color" officeooo:rsid="002409b4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officeooo:rsid="002ccc5c" style:font-size-asian="14pt" style:font-size-complex="14pt"/>
    </style:style>
    <style:style style:name="T35" style:family="text">
      <style:text-properties fo:font-size="14pt" fo:font-style="normal" style:text-underline-style="solid" style:text-underline-width="auto" style:text-underline-color="font-color" officeooo:rsid="00081091" style:font-size-asian="14pt" style:font-style-asian="normal" style:font-size-complex="14pt" style:font-style-complex="normal"/>
    </style:style>
    <style:style style:name="T36" style:family="text">
      <style:text-properties fo:font-size="14pt" fo:font-style="normal" style:text-underline-style="solid" style:text-underline-width="auto" style:text-underline-color="font-color" officeooo:rsid="00091a57" style:font-size-asian="14pt" style:font-style-asian="normal" style:font-size-complex="14pt" style:font-style-complex="normal"/>
    </style:style>
    <style:style style:name="T37" style:family="text">
      <style:text-properties fo:font-size="14pt" fo:font-style="normal" style:text-underline-style="solid" style:text-underline-width="auto" style:text-underline-color="font-color" officeooo:rsid="000abd1d" style:font-size-asian="14pt" style:font-style-asian="normal" style:font-size-complex="14pt" style:font-style-complex="normal"/>
    </style:style>
    <style:style style:name="T38" style:family="text">
      <style:text-properties fo:font-size="14pt" fo:font-style="normal" style:text-underline-style="solid" style:text-underline-width="auto" style:text-underline-color="font-color" officeooo:rsid="001050a7" style:font-size-asian="14pt" style:font-style-asian="normal" style:font-size-complex="14pt" style:font-style-complex="normal"/>
    </style:style>
    <style:style style:name="T39" style:family="text">
      <style:text-properties fo:font-size="14pt" fo:font-style="normal" style:text-underline-style="solid" style:text-underline-width="auto" style:text-underline-color="font-color" officeooo:rsid="0015ee34" style:font-size-asian="14pt" style:font-style-asian="normal" style:font-size-complex="14pt" style:font-style-complex="normal"/>
    </style:style>
    <style:style style:name="T40" style:family="text">
      <style:text-properties fo:font-size="14pt" fo:font-style="normal" style:text-underline-style="solid" style:text-underline-width="auto" style:text-underline-color="font-color" officeooo:rsid="0017b522" style:font-size-asian="14pt" style:font-style-asian="normal" style:font-size-complex="14pt" style:font-style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019d311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01b1bca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01c27f1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01d5722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solid" style:text-underline-width="auto" style:text-underline-color="font-color" officeooo:rsid="001e9f57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solid" style:text-underline-width="auto" style:text-underline-color="font-color" officeooo:rsid="001f468b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solid" style:text-underline-width="auto" style:text-underline-color="font-color" officeooo:rsid="0020dac3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solid" style:text-underline-width="auto" style:text-underline-color="font-color" officeooo:rsid="0027ef7f" style:font-size-asian="14pt" style:font-style-asian="normal" style:font-size-complex="14pt" style:font-style-complex="normal"/>
    </style:style>
    <style:style style:name="T49" style:family="text">
      <style:text-properties fo:font-size="14pt" fo:font-style="normal" style:text-underline-style="solid" style:text-underline-width="auto" style:text-underline-color="font-color" officeooo:rsid="002c57de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solid" style:text-underline-width="auto" style:text-underline-color="font-color" officeooo:rsid="002d9bab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text-underline-style="solid" style:text-underline-width="auto" style:text-underline-color="font-color" officeooo:rsid="002ef439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0062979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127e04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081091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091a57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0abd1d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0cbe35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00e4f6d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1050a7" style:font-size-asian="14pt" style:font-style-asian="normal" style:font-size-complex="14pt" style:font-style-complex="normal"/>
    </style:style>
    <style:style style:name="T60" style:family="text">
      <style:text-properties fo:font-size="14pt" fo:font-style="normal" officeooo:rsid="00158afe" style:font-size-asian="14pt" style:font-style-asian="normal" style:font-size-complex="14pt" style:font-style-complex="normal"/>
    </style:style>
    <style:style style:name="T61" style:family="text">
      <style:text-properties fo:font-size="14pt" fo:font-style="normal" officeooo:rsid="0015ee34" style:font-size-asian="14pt" style:font-style-asian="normal" style:font-size-complex="14pt" style:font-style-complex="normal"/>
    </style:style>
    <style:style style:name="T62" style:family="text">
      <style:text-properties fo:font-size="14pt" fo:font-style="normal" officeooo:rsid="0017b522" style:font-size-asian="14pt" style:font-style-asian="normal" style:font-size-complex="14pt" style:font-style-complex="normal"/>
    </style:style>
    <style:style style:name="T63" style:family="text">
      <style:text-properties fo:font-size="14pt" fo:font-style="normal" officeooo:rsid="0019d311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01b1bca" style:font-size-asian="14pt" style:font-style-asian="normal" style:font-size-complex="14pt" style:font-style-complex="normal"/>
    </style:style>
    <style:style style:name="T65" style:family="text">
      <style:text-properties fo:font-size="14pt" fo:font-style="normal" officeooo:rsid="001c27f1" style:font-size-asian="14pt" style:font-style-asian="normal" style:font-size-complex="14pt" style:font-style-complex="normal"/>
    </style:style>
    <style:style style:name="T66" style:family="text">
      <style:text-properties fo:font-size="14pt" fo:font-style="normal" officeooo:rsid="001d5722" style:font-size-asian="14pt" style:font-style-asian="normal" style:font-size-complex="14pt" style:font-style-complex="normal"/>
    </style:style>
    <style:style style:name="T67" style:family="text">
      <style:text-properties fo:font-size="14pt" fo:font-style="normal" officeooo:rsid="001e9f57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01f468b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020dac3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02254f9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0274dcd" style:font-size-asian="14pt" style:font-style-asian="normal" style:font-size-complex="14pt" style:font-style-complex="normal"/>
    </style:style>
    <style:style style:name="T72" style:family="text">
      <style:text-properties fo:font-size="14pt" fo:font-style="normal" officeooo:rsid="0027ef7f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2c57de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2d9bab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2ef439" style:font-size-asian="14pt" style:font-style-asian="normal" style:font-size-complex="14pt" style:font-style-complex="normal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8" style:family="text">
      <style:text-properties style:text-underline-style="solid" style:text-underline-width="auto" style:text-underline-color="font-color" fo:font-weight="normal" officeooo:rsid="00091a57" style:font-weight-asian="normal" style:font-weight-complex="normal"/>
    </style:style>
    <style:style style:name="T79" style:family="text">
      <style:text-properties style:text-underline-style="solid" style:text-underline-width="auto" style:text-underline-color="font-color" fo:font-weight="normal" officeooo:rsid="002254f9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030aa80" style:font-weight-asian="normal" style:font-weight-complex="normal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062979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091a5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1d5722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2f518b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30aa80" style:font-style-asian="italic" style:font-weight-asian="normal" style:font-style-complex="italic" style:font-weight-complex="normal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127e04" style:font-style-asian="normal" style:font-style-complex="normal"/>
    </style:style>
    <style:style style:name="T90" style:family="text">
      <style:text-properties fo:font-style="normal" officeooo:rsid="0008ac49" style:font-style-asian="normal" style:font-style-complex="normal"/>
    </style:style>
    <style:style style:name="T91" style:family="text">
      <style:text-properties fo:font-style="normal" officeooo:rsid="00091a57" style:font-style-asian="normal" style:font-style-complex="normal"/>
    </style:style>
    <style:style style:name="T92" style:family="text">
      <style:text-properties fo:font-style="normal" officeooo:rsid="000cbe35" style:font-style-asian="normal" style:font-style-complex="normal"/>
    </style:style>
    <style:style style:name="T93" style:family="text">
      <style:text-properties fo:font-style="normal" officeooo:rsid="000de1ac" style:font-style-asian="normal" style:font-style-complex="normal"/>
    </style:style>
    <style:style style:name="T94" style:family="text">
      <style:text-properties fo:font-style="normal" officeooo:rsid="00184a3d" style:font-style-asian="normal" style:font-style-complex="normal"/>
    </style:style>
    <style:style style:name="T95" style:family="text">
      <style:text-properties fo:font-style="normal" officeooo:rsid="0019d311" style:font-style-asian="normal" style:font-style-complex="normal"/>
    </style:style>
    <style:style style:name="T96" style:family="text">
      <style:text-properties fo:font-style="normal" officeooo:rsid="001c27f1" style:font-style-asian="normal" style:font-style-complex="normal"/>
    </style:style>
    <style:style style:name="T97" style:family="text">
      <style:text-properties fo:font-style="normal" officeooo:rsid="001d5722" style:font-style-asian="normal" style:font-style-complex="normal"/>
    </style:style>
    <style:style style:name="T98" style:family="text">
      <style:text-properties fo:font-style="normal" officeooo:rsid="001e9f57" style:font-style-asian="normal" style:font-style-complex="normal"/>
    </style:style>
    <style:style style:name="T99" style:family="text">
      <style:text-properties fo:font-style="normal" officeooo:rsid="0020dac3" style:font-style-asian="normal" style:font-style-complex="normal"/>
    </style:style>
    <style:style style:name="T100" style:family="text">
      <style:text-properties fo:font-style="normal" officeooo:rsid="002254f9" style:font-style-asian="normal" style:font-style-complex="normal"/>
    </style:style>
    <style:style style:name="T101" style:family="text">
      <style:text-properties fo:font-style="normal" officeooo:rsid="0027ef7f" style:font-style-asian="normal" style:font-style-complex="normal"/>
    </style:style>
    <style:style style:name="T102" style:family="text">
      <style:text-properties fo:font-style="normal" officeooo:rsid="00297b28" style:font-style-asian="normal" style:font-style-complex="normal"/>
    </style:style>
    <style:style style:name="T103" style:family="text">
      <style:text-properties fo:font-style="normal" officeooo:rsid="002c57de" style:font-style-asian="normal" style:font-style-complex="normal"/>
    </style:style>
    <style:style style:name="T104" style:family="text">
      <style:text-properties fo:font-style="normal" officeooo:rsid="000abd1d" style:font-style-asian="normal" style:font-style-complex="normal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08ac49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091a57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0abd1d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0de1ac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127e04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11b39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15ee34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84a3d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9d31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1c27f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1d572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1f468b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20dac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2254f9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233dc9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7ef7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97b2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ccc5c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d9ba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2ef43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2f518b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30aa8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3179f3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0091a57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00abd1d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officeooo:rsid="000de1ac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fo:font-weight="normal" officeooo:rsid="0015ee34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0184a3d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19d31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01c27f1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01d5722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1f468b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020dac3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solid" style:text-underline-width="auto" style:text-underline-color="font-color" fo:font-weight="normal" officeooo:rsid="002254f9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solid" style:text-underline-width="auto" style:text-underline-color="font-color" fo:font-weight="normal" officeooo:rsid="0027ef7f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solid" style:text-underline-width="auto" style:text-underline-color="font-color" fo:font-weight="normal" officeooo:rsid="00290bec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solid" style:text-underline-width="auto" style:text-underline-color="font-color" fo:font-weight="normal" officeooo:rsid="002d9bab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5" style:family="text">
      <style:text-properties fo:font-style="normal" style:text-underline-style="solid" style:text-underline-width="auto" style:text-underline-color="font-color" officeooo:rsid="000cbe35" style:font-style-asian="normal" style:font-style-complex="normal"/>
    </style:style>
    <style:style style:name="T146" style:family="text">
      <style:text-properties fo:font-style="normal" style:text-underline-style="solid" style:text-underline-width="auto" style:text-underline-color="font-color" officeooo:rsid="001d5722" style:font-style-asian="normal" style:font-style-complex="normal"/>
    </style:style>
    <style:style style:name="T147" style:family="text">
      <style:text-properties fo:font-style="normal" style:text-underline-style="solid" style:text-underline-width="auto" style:text-underline-color="font-color" officeooo:rsid="001e9f57" style:font-style-asian="normal" style:font-style-complex="normal"/>
    </style:style>
    <style:style style:name="T148" style:family="text">
      <style:text-properties fo:font-style="normal" style:text-underline-style="solid" style:text-underline-width="auto" style:text-underline-color="font-color" officeooo:rsid="0027ef7f" style:font-style-asian="normal" style:font-style-complex="normal"/>
    </style:style>
    <style:style style:name="T149" style:family="text">
      <style:text-properties fo:font-style="normal" style:text-underline-style="solid" style:text-underline-width="auto" style:text-underline-color="font-color" officeooo:rsid="002c57de" style:font-style-asian="normal" style:font-style-complex="normal"/>
    </style:style>
    <style:style style:name="T1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0f83cf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style:font-style-asian="normal" style:font-style-complex="normal"/>
    </style:style>
    <style:style style:name="T153" style:family="text">
      <style:text-properties fo:font-style="normal" style:text-underline-style="none" officeooo:rsid="000f83cf" style:font-style-asian="normal" style:font-style-complex="normal"/>
    </style:style>
    <style:style style:name="T154" style:family="text">
      <style:text-properties fo:font-style="normal" style:text-underline-style="none" officeooo:rsid="001c27f1" style:font-style-asian="normal" style:font-style-complex="normal"/>
    </style:style>
    <style:style style:name="T155" style:family="text">
      <style:text-properties fo:font-style="normal" style:text-underline-style="none" officeooo:rsid="001d5722" style:font-style-asian="normal" style:font-style-complex="normal"/>
    </style:style>
    <style:style style:name="T1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58" style:family="text">
      <style:text-properties style:font-name="Segoe UI" fo:font-size="10pt" fo:font-style="italic" style:text-underline-style="none" fo:font-weight="normal" officeooo:rsid="00062979" style:font-size-asian="10pt" style:font-style-asian="italic" style:font-weight-asian="normal" style:font-size-complex="10pt" style:font-style-complex="italic" style:font-weight-complex="normal"/>
    </style:style>
    <style:style style:name="T159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style:font-name="Segoe UI" fo:font-size="10pt" fo:font-style="normal" style:text-underline-style="none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style:font-name="Segoe UI" fo:font-size="10pt" fo:font-style="normal" style:text-underline-style="none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3" style:family="text">
      <style:text-properties style:font-name="Segoe UI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Segoe UI" fo:font-size="10pt" fo:font-style="normal" style:text-underline-style="solid" style:text-underline-width="auto" style:text-underline-color="font-color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Segoe U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67" style:family="text">
      <style:text-properties style:font-name="Segoe UI" fo:font-size="10pt" fo:font-weight="normal" officeooo:rsid="00062979" style:font-size-asian="10pt" style:font-weight-asian="normal" style:font-size-complex="10pt" style:font-weight-complex="normal"/>
    </style:style>
    <style:style style:name="T168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69" style:family="text">
      <style:text-properties style:font-name="Segoe UI" fo:font-size="10pt" style:text-underline-style="none" fo:font-weight="normal" officeooo:rsid="00062979" style:font-size-asian="10pt" style:font-weight-asian="normal" style:font-size-complex="10pt" style:font-weight-complex="normal"/>
    </style:style>
    <style:style style:name="T170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71" style:family="text">
      <style:text-properties style:font-name="Segoe UI" fo:font-size="10pt" style:text-underline-style="none" fo:font-weight="bold" officeooo:rsid="00127e04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0">Pre-condizioni </text:span><text:span text:style-name="T21">generali </text:span><text:span text:style-name="T20">: </text:span><text:span text:style-name="T22">L’attore è identificato con un’istanza </text:span><text:span text:style-name="T24">o</text:span><text:span text:style-name="T22"> di </text:span><text:span text:style-name="T23">Organizzatore</text:span></text:p>
      <text:p text:style-name="P59"/>
      <text:p text:style-name="P59"><text:span text:style-name="T19">1</text:span>. <text:span text:style-name="T15">consultaTabelloneTurni</text:span>(<text:span text:style-name="T16">)</text:span></text:p>
      <text:p text:style-name="P60"/>
      <text:p text:style-name="P1">Pre-condizioni : <text:span text:style-name="T2">assenti, potrebbe essere eseguita in qualsiasi momento / UC</text:span></text:p>
      <text:p text:style-name="P1">Post-condizioni : <text:span text:style-name="T2">assenti, è un’interrogazione al sistema</text:span></text:p>
      <text:p text:style-name="P11"/>
      <text:p text:style-name="P11"/>
      <text:p text:style-name="P1"><text:span text:style-name="T25">2. </text:span><text:span text:style-name="T26">crea</text:span><text:span text:style-name="T25">Evento(</text:span><text:span text:style-name="T34">nome:</text:span><text:span text:style-name="T31"> testo,</text:span><text:span text:style-name="T25"> </text:span><text:span text:style-name="T32">luogo</text:span><text:span text:style-name="T27"> : testo, </text:span><text:span text:style-name="T32">partecipanti</text:span><text:span text:style-name="T27"> : intero, </text:span><text:span text:style-name="T32">elegante</text:span><text:span text:style-name="T27"> : sì/no, </text:span><text:span text:style-name="T32">privato</text:span><text:span text:style-name="T27"> : sì/no</text:span><text:span text:style-name="T25">)</text:span><text:span text:style-name="T2"> </text:span></text:p>
      <text:p text:style-name="P11"/>
      <text:p text:style-name="P1"><text:span text:style-name="T2"><text:s/></text:span><text:span text:style-name="T15">Pre-condizioni:</text:span></text:p>
      <text:p text:style-name="P1"><text:span text:style-name="T2"><text:s/></text:span><text:span text:style-name="T15">Post-condizioni: </text:span></text:p>
      <text:list xml:id="list2972568213" text:style-name="L1">
        <text:list-item>
          <text:p text:style-name="P63"><text:span text:style-name="T105">è stata creata un’istanza </text:span><text:span text:style-name="T1">ev</text:span><text:span text:style-name="T105"> di Evento</text:span></text:p>
        </text:list-item>
        <text:list-item>
          <text:p text:style-name="P65"><text:span text:style-name="T1">o</text:span><text:span text:style-name="T105"> </text:span><text:span text:style-name="T88">organizza</text:span><text:span text:style-name="T105"> </text:span><text:span text:style-name="T1">ev</text:span></text:p>
        </text:list-item>
        <text:list-item>
          <text:p text:style-name="P67"><text:span text:style-name="T1">ev.</text:span><text:span text:style-name="T105">nome = </text:span><text:span text:style-name="T129">nome</text:span></text:p>
        </text:list-item>
        <text:list-item>
          <text:p text:style-name="P63"><text:span text:style-name="T1">ev.</text:span><text:span text:style-name="T105">luogo = </text:span><text:span text:style-name="T129">luogo</text:span></text:p>
        </text:list-item>
        <text:list-item>
          <text:p text:style-name="P63"><text:span text:style-name="T1">ev.</text:span><text:span text:style-name="T105">partecipanti </text:span><text:span text:style-name="T106">attesi</text:span><text:span text:style-name="T105"> = </text:span><text:span text:style-name="T129">partecipanti</text:span></text:p>
        </text:list-item>
        <text:list-item>
          <text:p text:style-name="P62"><text:span text:style-name="T158">ev.</text:span><text:span text:style-name="T160">elegante = </text:span><text:span text:style-name="T164">elegante</text:span></text:p>
        </text:list-item>
        <text:list-item>
          <text:p text:style-name="P127"><text:span text:style-name="T166">ev.</text:span><text:span text:style-name="T165">privato = </text:span><text:span text:style-name="T163">privato</text:span></text:p>
        </text:list-item>
      </text:list>
      <text:p text:style-name="P41"/>
      <text:p text:style-name="P41"/>
      <text:p text:style-name="P8"><text:span text:style-name="T25">2</text:span><text:span text:style-name="T28">a</text:span><text:span text:style-name="T25">.</text:span><text:span text:style-name="T28">1</text:span><text:span text:style-name="T25"> </text:span><text:span text:style-name="T26">crea</text:span><text:span text:style-name="T25">Evento</text:span><text:span text:style-name="T28">Ricorrente</text:span><text:span text:style-name="T25">(</text:span><text:span text:style-name="T34">nome</text:span><text:span text:style-name="T31">: testo,</text:span><text:span text:style-name="T25"> </text:span><text:span text:style-name="T32">luogo</text:span><text:span text:style-name="T27"> : testo, </text:span><text:span text:style-name="T32">partecipanti</text:span><text:span text:style-name="T27"> : intero, </text:span><text:span text:style-name="T32">elegante</text:span><text:span text:style-name="T27"> : sì/no, </text:span><text:span text:style-name="T32">privato</text:span><text:span text:style-name="T27"> : sì/no, </text:span><text:span text:style-name="T33">dataInizio</text:span><text:span text:style-name="T29">: Data, </text:span><text:span text:style-name="T33">tipoRicorrenza:</text:span><text:span text:style-name="T29"> enum, </text:span><text:span text:style-name="T33">ripetizioni?</text:span><text:span text:style-name="T29">: intero, </text:span><text:span text:style-name="T33">dataFine?</text:span><text:span text:style-name="T29">: Data</text:span><text:span text:style-name="T25">)</text:span><text:span text:style-name="T2"> </text:span></text:p>
      <text:p text:style-name="P22"/>
      <text:p text:style-name="P8"><text:span text:style-name="T2"><text:s/></text:span><text:span text:style-name="T15">Pre-condizioni: </text:span></text:p>
      <text:list xml:id="list654937183" text:style-name="L2">
        <text:list-item>
          <text:p text:style-name="P109"><text:span text:style-name="T10">A</text:span><text:span text:style-name="T1">lmeno un parametro tra </text:span><text:span text:style-name="T77">ripetizioni</text:span><text:span text:style-name="T1"> e </text:span><text:span text:style-name="T77">dataFine</text:span><text:span text:style-name="T1"> è specificato</text:span></text:p>
        </text:list-item>
      </text:list>
      <text:p text:style-name="P56"><text:span text:style-name="T2"><text:s/></text:span><text:span text:style-name="T15">Post-condizioni: </text:span></text:p>
      <text:list xml:id="list2990203678" text:style-name="L3">
        <text:list-item>
          <text:p text:style-name="P116">per ogni ricorrenza dettata dal <text:span text:style-name="T76">tipoRicorrenza</text:span>, a partire da <text:span text:style-name="T76">dataInizio</text:span> e o fino a <text:span text:style-name="T76">dataFine</text:span>, o per un certo numero di <text:span text:style-name="T76">ripetizioni</text:span> </text:p>
          <text:list>
            <text:list-item>
              <text:p text:style-name="P64"><text:span text:style-name="T105">è stata creata un’istanza </text:span><text:span text:style-name="T1">ev</text:span><text:span text:style-name="T105"> di Evento</text:span></text:p>
            </text:list-item>
            <text:list-item>
              <text:p text:style-name="P66"><text:span text:style-name="T1">o</text:span><text:span text:style-name="T105"> </text:span><text:span text:style-name="T88">organizza</text:span><text:span text:style-name="T105"> </text:span><text:span text:style-name="T1">ev</text:span></text:p>
            </text:list-item>
            <text:list-item>
              <text:p text:style-name="P68"><text:span text:style-name="T1">ev.</text:span><text:span text:style-name="T105">nome = </text:span><text:span text:style-name="T129">nome</text:span></text:p>
            </text:list-item>
            <text:list-item>
              <text:p text:style-name="P64"><text:span text:style-name="T1">ev.</text:span><text:span text:style-name="T105">luogo = </text:span><text:span text:style-name="T129">luogo</text:span></text:p>
            </text:list-item>
            <text:list-item>
              <text:p text:style-name="P64"><text:span text:style-name="T1">ev.</text:span><text:span text:style-name="T105">partecipanti </text:span><text:span text:style-name="T106">attesi</text:span><text:span text:style-name="T105"> = </text:span><text:span text:style-name="T129">partecipanti</text:span></text:p>
            </text:list-item>
            <text:list-item>
              <text:p text:style-name="P130"><text:span text:style-name="T158">ev.</text:span><text:span text:style-name="T160">elegante = </text:span><text:span text:style-name="T164">elegante</text:span></text:p>
            </text:list-item>
            <text:list-item>
              <text:p text:style-name="P84">ev.<text:span text:style-name="T88">privato = </text:span><text:span text:style-name="T144">privato</text:span></text:p>
            </text:list-item>
          </text:list>
        </text:list-item>
      </text:list>
      <text:p text:style-name="P56"/>
      <text:p text:style-name="P56"/>
      <text:p text:style-name="P8"><text:span text:style-name="T25">2</text:span><text:span text:style-name="T28">b</text:span><text:span text:style-name="T25">.</text:span><text:span text:style-name="T28">1</text:span><text:span text:style-name="T25"> </text:span><text:span text:style-name="T30">scegli</text:span><text:span text:style-name="T25">Evento</text:span><text:span text:style-name="T30">PerModifica</text:span><text:span text:style-name="T25">(</text:span><text:span text:style-name="T33">evento</text:span><text:span text:style-name="T29">: Evento</text:span><text:span text:style-name="T25">)</text:span><text:span text:style-name="T2"> </text:span></text:p>
      <text:p text:style-name="P22"/>
      <text:p text:style-name="P8"><text:span text:style-name="T2"><text:s/></text:span><text:span text:style-name="T15">Pre-condizioni: --</text:span></text:p>
      <text:p text:style-name="P56"><text:span text:style-name="T2"><text:s/></text:span><text:span text:style-name="T15">Post-condizioni: --</text:span></text:p>
      <text:p text:style-name="P41"/>
      <text:p text:style-name="P41"/>
      <text:p text:style-name="P25"><text:soft-page-break/><text:span text:style-name="T52">3</text:span><text:span text:style-name="T53">. </text:span><text:span text:style-name="T52">aggiungiServizio</text:span><text:span text:style-name="T53">(</text:span><text:span text:style-name="T35">tipoServizio</text:span><text:span text:style-name="T52"> : testo, </text:span><text:span text:style-name="T35">durata</text:span><text:span text:style-name="T52"> : intero, </text:span><text:span text:style-name="T35">data</text:span><text:span text:style-name="T52"> : </text:span><text:span text:style-name="T54">Data, </text:span><text:span text:style-name="T36">partecipanti</text:span><text:span text:style-name="T55"> : intero</text:span><text:span text:style-name="T53">)</text:span></text:p>
      <text:p text:style-name="P11"/>
      <text:p text:style-name="P2"><text:span text:style-name="T15">Pre-condizioni: </text:span><text:span text:style-name="T3">è in corso la definizione di un Evento </text:span><text:span text:style-name="T83">ev</text:span></text:p>
      <text:p text:style-name="P2"><text:span text:style-name="T15">Post-condizioni:</text:span><text:span text:style-name="T2"> </text:span><text:span text:style-name="T4">se </text:span><text:span text:style-name="T78">partecipanti</text:span><text:span text:style-name="T4"> &lt;= </text:span><text:span text:style-name="T84">ev</text:span><text:span text:style-name="T107">.</text:span><text:span text:style-name="T108">partecipanti attesi </text:span><text:span text:style-name="T126">e </text:span><text:span text:style-name="T86">ev.</text:span><text:span text:style-name="T126">terminato = no</text:span></text:p>
      <text:list xml:id="list3503628364" text:style-name="L4">
        <text:list-item>
          <text:p text:style-name="P115">è stata creata un’istanza <text:span text:style-name="T81">serv</text:span><text:span text:style-name="T88"> di Servizio</text:span></text:p>
        </text:list-item>
        <text:list-item>
          <text:p text:style-name="P86">ev<text:span text:style-name="T88"> </text:span><text:span text:style-name="T156">prevede</text:span><text:span text:style-name="T88"> </text:span>serv</text:p>
        </text:list-item>
        <text:list-item>
          <text:p text:style-name="P86">serv<text:span text:style-name="T88">.tipo </text:span><text:span text:style-name="T90">s</text:span><text:span text:style-name="T88">ervizio = </text:span><text:span text:style-name="T144">tipoServizio</text:span></text:p>
        </text:list-item>
        <text:list-item>
          <text:p text:style-name="P115"><text:span text:style-name="T81">serv.</text:span><text:span text:style-name="T88">durata = </text:span><text:span text:style-name="T144">durata</text:span></text:p>
        </text:list-item>
        <text:list-item>
          <text:p text:style-name="P86">serv.<text:span text:style-name="T88">data = </text:span><text:span text:style-name="T144">data</text:span></text:p>
        </text:list-item>
        <text:list-item>
          <text:p text:style-name="P88">serv.<text:span text:style-name="T88">partecipanti </text:span><text:span text:style-name="T92">= </text:span><text:span text:style-name="T145">partecipanti</text:span></text:p>
        </text:list-item>
        <text:list-item>
          <text:p text:style-name="P89"><text:span text:style-name="T92">è </text:span><text:span text:style-name="T88">stata creata un’istanza </text:span>turno<text:span text:style-name="T88"> di TurnoDiServizio</text:span></text:p>
        </text:list-item>
        <text:list-item>
          <text:p text:style-name="P89">serv<text:span text:style-name="T88"> </text:span><text:span text:style-name="T156">è effettuato in</text:span><text:span text:style-name="T88"> </text:span>turno</text:p>
        </text:list-item>
      </text:list>
      <text:p text:style-name="P43"/>
      <text:p text:style-name="P43"/>
      <text:p text:style-name="P26"><text:span text:style-name="T54">4</text:span><text:span text:style-name="T53">. </text:span><text:span text:style-name="T54">scegliChef</text:span><text:span text:style-name="T71">PerEvento</text:span><text:span text:style-name="T53">(</text:span><text:span text:style-name="T35">chef</text:span><text:span text:style-name="T54"> : Chef</text:span><text:span text:style-name="T53">)</text:span></text:p>
      <text:p text:style-name="P12"/>
      <text:p text:style-name="P3"><text:span text:style-name="T15">Pre-condizioni: </text:span><text:span text:style-name="T3">è in corso la definizione di un Evento </text:span><text:span text:style-name="T83">ev</text:span></text:p>
      <text:p text:style-name="P49">Post-condizioni:<text:span text:style-name="T1"> </text:span><text:span text:style-name="T12">se </text:span><text:span text:style-name="T86">ev.</text:span><text:span text:style-name="T12">terminato = no</text:span></text:p>
      <text:list xml:id="list248746927" text:style-name="L5">
        <text:list-item>
          <text:p text:style-name="P87"><text:span text:style-name="T89">[ </text:span><text:span text:style-name="T88">se esiste uno Chef </text:span>ch <text:span text:style-name="T88">tale che </text:span>ev <text:span text:style-name="T156">è assegnato a </text:span>ch<text:span text:style-name="T88"> ] <text:s/>la relazione </text:span><text:span text:style-name="T156">è assegnato a </text:span><text:span text:style-name="T88">tra </text:span>ev<text:span text:style-name="T88"> e </text:span>ch<text:span text:style-name="T88"> è eliminata</text:span></text:p>
        </text:list-item>
        <text:list-item>
          <text:p text:style-name="P87">ev<text:span text:style-name="T88"> </text:span><text:span text:style-name="T156">è assegnato a </text:span><text:span text:style-name="T144">chef</text:span></text:p>
        </text:list-item>
      </text:list>
      <text:p text:style-name="P43"/>
      <text:p text:style-name="P43"/>
      <text:p text:style-name="P27"><text:span text:style-name="T56">5</text:span><text:span text:style-name="T53">. </text:span><text:span text:style-name="T55">modificaPartecipantiAttesi</text:span><text:span text:style-name="T53">(</text:span><text:span text:style-name="T36">numeroPartecipanti</text:span><text:span text:style-name="T55"> : intero</text:span><text:span text:style-name="T53">)</text:span></text:p>
      <text:p text:style-name="P13"/>
      <text:p text:style-name="P4"><text:span text:style-name="T15">Pre-condizioni: </text:span><text:span text:style-name="T3">è in corso la definizione di un Evento </text:span><text:span text:style-name="T83">ev</text:span></text:p>
      <text:p text:style-name="P27"><text:span text:style-name="T89">Post-condizioni: </text:span><text:span text:style-name="T107">se per ogni Servizio </text:span><text:span text:style-name="T4">serv</text:span><text:span text:style-name="T107"> tale che </text:span><text:span text:style-name="T4">ev</text:span><text:span text:style-name="T107"> </text:span><text:span text:style-name="T91">prevede</text:span><text:span text:style-name="T107"> </text:span><text:span text:style-name="T4">serv </text:span><text:span text:style-name="T107">si ha </text:span><text:span text:style-name="T4">serv.</text:span><text:span text:style-name="T107">partecipanti &lt;= </text:span><text:span text:style-name="T130">numeroPartecipanti</text:span></text:p>
      <text:p text:style-name="P40"><text:span text:style-name="T107">e </text:span><text:span text:style-name="T1">ev</text:span><text:span text:style-name="T105">.terminato = no</text:span></text:p>
      <text:list xml:id="list85105688478391" text:continue-numbering="true" text:style-name="L5">
        <text:list-item>
          <text:p text:style-name="P90">ev.<text:span text:style-name="T88">partecipanti attesi = </text:span><text:span text:style-name="T144">numeroPartecipanti</text:span></text:p>
        </text:list-item>
      </text:list>
      <text:p text:style-name="P42"/>
      <text:p text:style-name="P42"/>
      <text:p text:style-name="P31"><text:span text:style-name="T56">5</text:span><text:span text:style-name="T60">a</text:span><text:span text:style-name="T53">.</text:span><text:span text:style-name="T60">1</text:span><text:span text:style-name="T53"> </text:span><text:span text:style-name="T60">proponi</text:span><text:span text:style-name="T62">AggiuntaA</text:span><text:span text:style-name="T60">Menù</text:span><text:span text:style-name="T53">(</text:span><text:span text:style-name="T50">servizio</text:span><text:span text:style-name="T74">:</text:span><text:span text:style-name="T53"> </text:span><text:span text:style-name="T74">Servizio, </text:span><text:span text:style-name="T39">menu</text:span><text:span text:style-name="T61"> : Menu, </text:span><text:span text:style-name="T40">ricetta</text:span><text:span text:style-name="T61">: </text:span><text:span text:style-name="T62">Ricetta</text:span><text:span text:style-name="T53">)</text:span></text:p>
      <text:p text:style-name="P16"/>
      <text:p text:style-name="P110">Pre-condizioni: </text:p>
      <text:list xml:id="list1390383587" text:style-name="L6">
        <text:list-item>
          <text:p text:style-name="P131"><text:span text:style-name="T169">è in corso la definizione di un Evento </text:span><text:span text:style-name="T158">ev</text:span></text:p>
        </text:list-item>
        <text:list-item>
          <text:p text:style-name="P132"><text:span text:style-name="T157">ev</text:span><text:span text:style-name="T168"> </text:span><text:span text:style-name="T170">prevede</text:span><text:span text:style-name="T168"> </text:span><text:span text:style-name="T166">servizio</text:span><text:span text:style-name="T168"> </text:span></text:p>
        </text:list-item>
        <text:list-item>
          <text:p text:style-name="P69"><text:span text:style-name="T134">menu</text:span><text:span text:style-name="T113"> </text:span><text:span text:style-name="T94">è in uso in</text:span><text:span text:style-name="T113"> </text:span><text:span text:style-name="T143">servizio</text:span></text:p>
        </text:list-item>
      </text:list>
      <text:p text:style-name="P33"><text:span text:style-name="T89">Post-condizioni: </text:span><text:span text:style-name="T113"><text:s/></text:span><text:span text:style-name="T124">se </text:span><text:span text:style-name="T6">ev.</text:span><text:span text:style-name="T113">i</text:span><text:span text:style-name="T123">n corso</text:span><text:span text:style-name="T113"> = no</text:span></text:p>
      <text:list xml:id="list3875875193" text:style-name="L7">
        <text:list-item>
          <text:p text:style-name="P77"><text:span text:style-name="T105">[ se non esiste una Sezione </text:span><text:span text:style-name="T1">sez</text:span><text:span text:style-name="T105"> tale che </text:span><text:span text:style-name="T129">menu</text:span><text:span text:style-name="T105"> </text:span><text:span text:style-name="T88">contiene</text:span><text:span text:style-name="T105"> </text:span><text:span text:style-name="T1">sez</text:span><text:span text:style-name="T105"> e </text:span><text:span text:style-name="T1">sez</text:span><text:span text:style-name="T105">.nome = “Proposte dell’organizzatore” ]</text:span></text:p>
          <text:list>
            <text:list-item>
              <text:p text:style-name="P77"><text:span text:style-name="T105">è stata creata un’istanza </text:span><text:span text:style-name="T1">sez</text:span><text:span text:style-name="T105"> di Sezione</text:span></text:p>
            </text:list-item>
            <text:list-item>
              <text:p text:style-name="P96"><text:span text:style-name="T105">menu</text:span><text:span text:style-name="T150"> </text:span><text:span text:style-name="T152">contiene</text:span><text:span text:style-name="T150"> </text:span><text:span text:style-name="T17">sez</text:span></text:p>
            </text:list-item>
            <text:list-item>
              <text:p text:style-name="P96"><text:span text:style-name="T17">sez</text:span><text:span text:style-name="T150">.nome = “Proposte dell’organizzatore”</text:span></text:p>
            </text:list-item>
          </text:list>
        </text:list-item>
        <text:list-item>
          <text:p text:style-name="P117">[ altrimenti ]</text:p>
          <text:list>
            <text:list-item>
              <text:p text:style-name="P96"><text:span text:style-name="T150">è stata creata un’istanza </text:span><text:span text:style-name="T17">v</text:span><text:span text:style-name="T150"> di Voce</text:span></text:p>
            </text:list-item>
            <text:list-item>
              <text:p text:style-name="P96"><text:span text:style-name="T17">v</text:span><text:span text:style-name="T150"> </text:span><text:span text:style-name="T152">fa riferimento a</text:span><text:span text:style-name="T150"> </text:span><text:span text:style-name="T105">ricetta</text:span></text:p>
            </text:list-item>
            <text:list-item>
              <text:p text:style-name="P96"><text:span text:style-name="T17">v</text:span><text:span text:style-name="T150"> </text:span><text:span text:style-name="T152">appartiene</text:span><text:span text:style-name="T150"> a </text:span><text:span text:style-name="T17">sez</text:span></text:p>
            </text:list-item>
          </text:list>
        </text:list-item>
      </text:list>
      <text:p text:style-name="P51"/>
      <text:p text:style-name="P51"><text:soft-page-break/></text:p>
      <text:p text:style-name="P51"/>
      <text:p text:style-name="P51"/>
      <text:p text:style-name="P51"/>
      <text:p text:style-name="P32"><text:span text:style-name="T56">5</text:span><text:span text:style-name="T62">b</text:span><text:span text:style-name="T53">.</text:span><text:span text:style-name="T60">1</text:span><text:span text:style-name="T53"> </text:span><text:span text:style-name="T60">proponi</text:span><text:span text:style-name="T62">RimozioneA</text:span><text:span text:style-name="T60">Menù</text:span><text:span text:style-name="T53">(</text:span><text:span text:style-name="T51">servizio</text:span><text:span text:style-name="T75">: Servizio,</text:span><text:span text:style-name="T53"> </text:span><text:span text:style-name="T41">menu</text:span><text:span text:style-name="T63">: Menu, </text:span><text:span text:style-name="T41">sezione?</text:span><text:span text:style-name="T63">: Sezione, </text:span><text:span text:style-name="T41">voce</text:span><text:span text:style-name="T63">: Voce</text:span><text:span text:style-name="T53">)</text:span></text:p>
      <text:p text:style-name="P17"/>
      <text:p text:style-name="P111">Pre-condizioni:</text:p>
      <text:list xml:id="list100733635" text:style-name="L8">
        <text:list-item>
          <text:p text:style-name="P135"><text:span text:style-name="T169">è in corso la definizione di un Evento </text:span><text:span text:style-name="T158">ev</text:span></text:p>
        </text:list-item>
        <text:list-item>
          <text:p text:style-name="P133"><text:span text:style-name="T157">ev </text:span><text:span text:style-name="T170">prevede</text:span><text:span text:style-name="T168"> </text:span><text:span text:style-name="T167">s</text:span><text:span text:style-name="T166">ervizio</text:span></text:p>
        </text:list-item>
        <text:list-item>
          <text:p text:style-name="P133"><text:span text:style-name="T166">menu</text:span><text:span text:style-name="T168"> è </text:span><text:span text:style-name="T170">in uso in</text:span><text:span text:style-name="T168"> </text:span><text:span text:style-name="T166">servizio</text:span></text:p>
        </text:list-item>
        <text:list-item>
          <text:p text:style-name="P70"><text:span text:style-name="T135">voce</text:span><text:span text:style-name="T114"> </text:span><text:span text:style-name="T95">appartiene a </text:span><text:span text:style-name="T135">menu</text:span><text:span text:style-name="T114"> oppure, </text:span><text:span text:style-name="T125">se</text:span><text:span text:style-name="T114"> </text:span><text:span text:style-name="T135">sezione</text:span><text:span text:style-name="T114"> è specificata, </text:span><text:span text:style-name="T135">menu</text:span><text:span text:style-name="T114"> </text:span><text:span text:style-name="T95">contiene</text:span><text:span text:style-name="T114"> </text:span><text:span text:style-name="T135">sezione</text:span><text:span text:style-name="T114"> e </text:span><text:span text:style-name="T135">voce</text:span><text:span text:style-name="T114"> </text:span><text:span text:style-name="T95">appartiene a</text:span><text:span text:style-name="T114"> </text:span><text:span text:style-name="T135">sezione</text:span></text:p>
        </text:list-item>
      </text:list>
      <text:p text:style-name="P52">Post-condizioni: <text:s/><text:span text:style-name="T6">se ev.</text:span><text:span text:style-name="T11">in corso</text:span><text:span text:style-name="T6"> = no</text:span></text:p>
      <text:list xml:id="list2552061496" text:style-name="L9">
        <text:list-item>
          <text:p text:style-name="P97"><text:span text:style-name="T114">v</text:span><text:span text:style-name="T105">oce</text:span><text:span text:style-name="T150">.proposta rimozione = sì</text:span></text:p>
        </text:list-item>
      </text:list>
      <text:p text:style-name="P51"/>
      <text:p text:style-name="P31"><text:span text:style-name="T56">5</text:span><text:span text:style-name="T62">c</text:span><text:span text:style-name="T53">.</text:span><text:span text:style-name="T60">1</text:span><text:span text:style-name="T53"> </text:span><text:span text:style-name="T60">approvaMenù</text:span><text:span text:style-name="T73">PerServizio</text:span><text:span text:style-name="T53">(</text:span><text:span text:style-name="T49">servizio</text:span><text:span text:style-name="T73">: Servizio</text:span><text:span text:style-name="T53">)</text:span></text:p>
      <text:p text:style-name="P16"/>
      <text:p text:style-name="P112">Pre-condizioni: </text:p>
      <text:list xml:id="list2322440338" text:style-name="L10">
        <text:list-item>
          <text:p text:style-name="P136"><text:span text:style-name="T169">è in corso la definizione di un Evento </text:span><text:span text:style-name="T158">ev</text:span></text:p>
        </text:list-item>
        <text:list-item>
          <text:p text:style-name="P128"><text:span text:style-name="T169">e</text:span><text:span text:style-name="T168">v</text:span><text:span text:style-name="T159"> </text:span><text:span text:style-name="T162">prevede</text:span><text:span text:style-name="T159"> </text:span><text:span text:style-name="T163">servizio</text:span></text:p>
        </text:list-item>
      </text:list>
      <text:p text:style-name="P51">Post-condizioni: </text:p>
      <text:list xml:id="list1727798965" text:style-name="L11">
        <text:list-item>
          <text:p text:style-name="P91"><text:span text:style-name="T149">servizio</text:span>.<text:span text:style-name="T88">menù approvat</text:span><text:span text:style-name="T103">o</text:span><text:span text:style-name="T88"> = sì</text:span></text:p>
        </text:list-item>
        <text:list-item>
          <text:p text:style-name="P93">ev<text:span text:style-name="T88">.in corso = sì</text:span></text:p>
        </text:list-item>
      </text:list>
      <text:p text:style-name="P45"/>
      <text:p text:style-name="P45"/>
      <text:p text:style-name="P34"><text:span text:style-name="T56">5</text:span><text:span text:style-name="T64">d</text:span><text:span text:style-name="T53">.</text:span><text:span text:style-name="T60">1</text:span><text:span text:style-name="T53"> </text:span><text:span text:style-name="T64">modificaServizio</text:span><text:span text:style-name="T53">(</text:span><text:span text:style-name="T42">servizio</text:span><text:span text:style-name="T64">: Servizio, </text:span><text:span text:style-name="T43">tipoServizio?</text:span><text:span text:style-name="T65">: enum, </text:span><text:span text:style-name="T43">d</text:span><text:span text:style-name="T42">ata?</text:span><text:span text:style-name="T64">: Data, </text:span><text:span text:style-name="T43">partecipanti?</text:span><text:span text:style-name="T65">: intero</text:span><text:span text:style-name="T53">)</text:span></text:p>
      <text:p text:style-name="P18"/>
      <text:p text:style-name="P10">Pre-condizioni: </text:p>
      <text:list xml:id="list4127671299" text:style-name="L12">
        <text:list-item>
          <text:p text:style-name="P137"><text:span text:style-name="T169">è in corso la definizione di un Evento </text:span><text:span text:style-name="T158">ev</text:span></text:p>
        </text:list-item>
        <text:list-item>
          <text:p text:style-name="P129"><text:span text:style-name="T169">e</text:span><text:span text:style-name="T168">v</text:span><text:span text:style-name="T159"> </text:span><text:span text:style-name="T162">prevede</text:span><text:span text:style-name="T159"> </text:span><text:span text:style-name="T163">servizio</text:span></text:p>
        </text:list-item>
      </text:list>
      <text:p text:style-name="P34"><text:span text:style-name="T89">Post-condizioni: </text:span><text:span text:style-name="T115">se non sono specificati i </text:span><text:span text:style-name="T136">partecipanti</text:span><text:span text:style-name="T115"> oppure </text:span><text:span text:style-name="T136">partecipanti</text:span><text:span text:style-name="T115"> &lt;= </text:span><text:span text:style-name="T7">ev</text:span><text:span text:style-name="T115">.partecipanti attesi, </text:span><text:span text:style-name="T127">e se </text:span><text:span text:style-name="T13">ev</text:span><text:span text:style-name="T127">.terminato = no</text:span></text:p>
      <text:list xml:id="list85105962369228" text:continue-list="list1727798965" text:style-name="L11">
        <text:list-item>
          <text:p text:style-name="P103"><text:span text:style-name="T154">[ </text:span><text:span text:style-name="T152">se è specificato un </text:span><text:span text:style-name="T88">tipoServizio</text:span><text:span text:style-name="T154"> </text:span><text:span text:style-name="T152">] <text:s/></text:span><text:span text:style-name="T88">servizio</text:span><text:span text:style-name="T152">.tipo servizio = </text:span><text:span text:style-name="T88">tipoServizio</text:span></text:p>
        </text:list-item>
        <text:list-item>
          <text:p text:style-name="P104"><text:span text:style-name="T154">[ se è specificata una </text:span><text:span text:style-name="T96">data</text:span><text:span text:style-name="T154"> ] <text:s/></text:span><text:span text:style-name="T88">servizio</text:span><text:span text:style-name="T152">.data = </text:span><text:span text:style-name="T96">data</text:span></text:p>
        </text:list-item>
        <text:list-item>
          <text:p text:style-name="P105"><text:span text:style-name="T154">[ se sono specificati i </text:span><text:span text:style-name="T96">partecipanti</text:span><text:span text:style-name="T154"> ] <text:s/></text:span><text:span text:style-name="T96">servizio</text:span><text:span text:style-name="T154">.</text:span><text:span text:style-name="T155">partecipanti = </text:span><text:span text:style-name="T97">partecipanti</text:span></text:p>
        </text:list-item>
      </text:list>
      <text:p text:style-name="P46"/>
      <text:p text:style-name="P48"/>
      <text:p text:style-name="P34"><text:span text:style-name="T56">5</text:span><text:span text:style-name="T66">e</text:span><text:span text:style-name="T53">.</text:span><text:span text:style-name="T60">1</text:span><text:span text:style-name="T53"> </text:span><text:span text:style-name="T66">terminaEvento</text:span><text:span text:style-name="T53">(</text:span><text:span text:style-name="T44">evento</text:span><text:span text:style-name="T66">: Evento</text:span><text:span text:style-name="T53">)</text:span></text:p>
      <text:p text:style-name="P18"/>
      <text:p text:style-name="P5"><text:span text:style-name="T15">Pre-condizioni: <text:s/></text:span><text:span text:style-name="T85">o</text:span><text:span text:style-name="T116"> </text:span><text:span text:style-name="T97">organizza</text:span><text:span text:style-name="T116"> </text:span><text:span text:style-name="T137">evento</text:span></text:p>
      <text:p text:style-name="P53">Post-condizioni: <text:span text:style-name="T13">se </text:span><text:span text:style-name="T80">evento</text:span><text:span text:style-name="T13">.in corso = sì</text:span></text:p>
      <text:list xml:id="list85106088435400" text:continue-numbering="true" text:style-name="L11">
        <text:list-item>
          <text:p text:style-name="P106"><text:span text:style-name="T88">evento</text:span><text:span text:style-name="T152">.terminato = sì</text:span></text:p>
        </text:list-item>
      </text:list>
      <text:p text:style-name="P48"/>
      <text:p text:style-name="P48"/>
      <text:p text:style-name="P35"><text:span text:style-name="T56">5</text:span><text:span text:style-name="T66">f</text:span><text:span text:style-name="T53">.</text:span><text:span text:style-name="T60">1</text:span><text:span text:style-name="T53"> </text:span><text:span text:style-name="T66">aggiungiNote</text:span><text:span text:style-name="T53">(</text:span><text:span text:style-name="T44">note</text:span><text:span text:style-name="T66">: testo</text:span><text:span text:style-name="T53">)</text:span></text:p>
      <text:p text:style-name="P19"/>
      <text:p text:style-name="P6"><text:soft-page-break/><text:span text:style-name="T15">Pre-condizioni: </text:span><text:span text:style-name="T3">è in corso la definizione di un Evento </text:span><text:span text:style-name="T83">ev</text:span></text:p>
      <text:p text:style-name="P54">Post-condizioni: </text:p>
      <text:list xml:id="list85107068793594" text:continue-numbering="true" text:style-name="L11">
        <text:list-item>
          <text:p text:style-name="P92"><text:span text:style-name="T88">ev.</text:span><text:span text:style-name="T97">note</text:span><text:span text:style-name="T88"> = </text:span><text:span text:style-name="T146">note</text:span></text:p>
          <text:p text:style-name="P125"/>
        </text:list-item>
      </text:list>
      <text:p text:style-name="P47"/>
      <text:p text:style-name="P35"><text:span text:style-name="T56">5</text:span><text:span text:style-name="T67">g</text:span><text:span text:style-name="T53">.</text:span><text:span text:style-name="T60">1</text:span><text:span text:style-name="T53"> </text:span><text:span text:style-name="T67">modificaLocation</text:span><text:span text:style-name="T53">(</text:span><text:span text:style-name="T45">luogo</text:span><text:span text:style-name="T67">: testo</text:span><text:span text:style-name="T53">)</text:span></text:p>
      <text:p text:style-name="P19"/>
      <text:p text:style-name="P6"><text:span text:style-name="T15">Pre-condizioni: </text:span><text:span text:style-name="T3">è in corso la definizione di un Evento </text:span><text:span text:style-name="T83">ev</text:span></text:p>
      <text:p text:style-name="P54">Post-condizioni: <text:span text:style-name="T13">se </text:span><text:span text:style-name="T87">ev</text:span><text:span text:style-name="T13">.terminato = no</text:span></text:p>
      <text:list xml:id="list85105221666939" text:continue-numbering="true" text:style-name="L11">
        <text:list-item>
          <text:p text:style-name="P92"><text:span text:style-name="T88">ev.</text:span><text:span text:style-name="T98">luogo</text:span><text:span text:style-name="T88"> = </text:span><text:span text:style-name="T147">luogo</text:span></text:p>
        </text:list-item>
      </text:list>
      <text:p text:style-name="P58"/>
      <text:p text:style-name="P58"/>
      <text:p text:style-name="P28"><text:span text:style-name="T56">6</text:span><text:span text:style-name="T53">. </text:span><text:span text:style-name="T72">assegna</text:span><text:span text:style-name="T56">Personale</text:span><text:span text:style-name="T53">(</text:span><text:span text:style-name="T46">personale</text:span><text:span text:style-name="T56"> : </text:span><text:span text:style-name="T57">PersonaleDiServizio</text:span><text:span text:style-name="T56">, </text:span><text:span text:style-name="T48">servizio</text:span><text:span text:style-name="T72">: Servizio, </text:span><text:span text:style-name="T48">turno</text:span><text:span text:style-name="T56"> : </text:span><text:span text:style-name="T72">TurnoDiServizio</text:span><text:span text:style-name="T56">, </text:span><text:span text:style-name="T37">ruolo?</text:span><text:span text:style-name="T56"> : testo</text:span><text:span text:style-name="T53">)</text:span></text:p>
      <text:p text:style-name="P14"/>
      <text:p text:style-name="P9">Pre-condizioni: </text:p>
      <text:list xml:id="list4242454592" text:style-name="L13">
        <text:list-item>
          <text:p text:style-name="P138"><text:span text:style-name="T169">è in corso la definizione di un Evento </text:span><text:span text:style-name="T158">ev</text:span></text:p>
        </text:list-item>
        <text:list-item>
          <text:p text:style-name="P71"><text:span text:style-name="T5">ev</text:span><text:span text:style-name="T108"> </text:span><text:span text:style-name="T104">prevede</text:span><text:span text:style-name="T108"> </text:span><text:span text:style-name="T131">servizio</text:span></text:p>
        </text:list-item>
        <text:list-item>
          <text:p text:style-name="P72"><text:span text:style-name="T132">servizio</text:span><text:span text:style-name="T93"> è effettuato in</text:span><text:span text:style-name="T109"> </text:span><text:span text:style-name="T141">turno</text:span></text:p>
        </text:list-item>
      </text:list>
      <text:p text:style-name="P50">Post-condizioni: </text:p>
      <text:p text:style-name="P29"><text:span text:style-name="T109">se </text:span><text:span text:style-name="T138">personale</text:span><text:span text:style-name="T109"> </text:span><text:span text:style-name="T93">è </text:span><text:span text:style-name="T102">impiegabile</text:span><text:span text:style-name="T93"> </text:span><text:span text:style-name="T102">per</text:span><text:span text:style-name="T93"> </text:span><text:span text:style-name="T141">turno</text:span><text:span text:style-name="T127"> <text:s/>e <text:s/></text:span><text:span text:style-name="T13">ev</text:span><text:span text:style-name="T127">.terminato = no</text:span></text:p>
      <text:list xml:id="list121695004" text:style-name="L14">
        <text:list-item>
          <text:p text:style-name="P98"><text:span text:style-name="T117">personale</text:span><text:span text:style-name="T150"> </text:span><text:span text:style-name="T152">è chiamato per</text:span><text:span text:style-name="T150"> </text:span><text:span text:style-name="T121">turno</text:span></text:p>
        </text:list-item>
        <text:list-item>
          <text:p text:style-name="P99"><text:span text:style-name="T150">[ se è specificato un </text:span><text:span text:style-name="T105">ruolo</text:span><text:span text:style-name="T150"> ]</text:span></text:p>
          <text:list>
            <text:list-item>
              <text:p text:style-name="P99"><text:span text:style-name="T151">[ se non esiste un RuoloPersonale per la relazione </text:span><text:span text:style-name="T153">è chiamato per</text:span><text:span text:style-name="T151"> tra </text:span><text:span text:style-name="T117">personale</text:span><text:span text:style-name="T151"> e </text:span><text:span text:style-name="T121">turno</text:span><text:span text:style-name="T151"> ] </text:span></text:p>
              <text:list>
                <text:list-item>
                  <text:p text:style-name="P99"><text:span text:style-name="T151">è stata creata una istanza di RuoloPersonale </text:span><text:span text:style-name="T18">r</text:span><text:span text:style-name="T151"> </text:span></text:p>
                </text:list-item>
              </text:list>
            </text:list-item>
            <text:list-item>
              <text:p text:style-name="P100"><text:span text:style-name="T18">r</text:span><text:span text:style-name="T150">.ruolo = </text:span><text:span text:style-name="T105">ruolo</text:span></text:p>
            </text:list-item>
          </text:list>
        </text:list-item>
      </text:list>
      <text:p text:style-name="P44"/>
      <text:p text:style-name="P44"/>
      <text:p text:style-name="P36"><text:span text:style-name="T68">6a</text:span><text:span text:style-name="T53">.</text:span><text:span text:style-name="T60">1</text:span><text:span text:style-name="T53"> </text:span><text:span text:style-name="T68">rimuoviPersonale</text:span><text:span text:style-name="T53">(</text:span><text:span text:style-name="T46">servizio:</text:span><text:span text:style-name="T68"> Servizio, </text:span><text:span text:style-name="T48">turno:</text:span><text:span text:style-name="T72"> TurnoDiServizio, </text:span><text:span text:style-name="T46">personale</text:span><text:span text:style-name="T68">: PersonaleDiServizio</text:span><text:span text:style-name="T53">)</text:span></text:p>
      <text:p text:style-name="P20"/>
      <text:p text:style-name="P113">Pre-condizioni: </text:p>
      <text:list xml:id="list3027774010" text:style-name="L15">
        <text:list-item>
          <text:p text:style-name="P139"><text:span text:style-name="T169">è in corso la definizione di un Evento </text:span><text:span text:style-name="T158">ev</text:span></text:p>
        </text:list-item>
        <text:list-item>
          <text:p text:style-name="P74"><text:span text:style-name="T8">ev </text:span><text:span text:style-name="T99">prevede</text:span><text:span text:style-name="T118"> </text:span><text:span text:style-name="T139">servizio</text:span></text:p>
        </text:list-item>
        <text:list-item>
          <text:p text:style-name="P73"><text:span text:style-name="T132">servizio</text:span><text:span text:style-name="T109"> </text:span><text:span text:style-name="T93">è effettuato in</text:span><text:span text:style-name="T109"> </text:span><text:span text:style-name="T141">turno</text:span></text:p>
        </text:list-item>
        <text:list-item>
          <text:p text:style-name="P74"><text:span text:style-name="T139">personale</text:span><text:span text:style-name="T118"> </text:span><text:span text:style-name="T99">è chiamato per</text:span><text:span text:style-name="T118"> </text:span><text:span text:style-name="T141">turno</text:span></text:p>
        </text:list-item>
      </text:list>
      <text:p text:style-name="P39"><text:span text:style-name="T89">Post-condizioni:</text:span></text:p>
      <text:list xml:id="list85106170596748" text:continue-list="list85105221666939" text:style-name="L11">
        <text:list-item>
          <text:p text:style-name="P94"><text:span text:style-name="T98">l’</text:span><text:span text:style-name="T88">istanza </text:span>rp<text:span text:style-name="T88"> di RuoloPersonale relativa alla relazione </text:span><text:span text:style-name="T156">è chiamato per</text:span><text:span text:style-name="T88"> è eliminata</text:span></text:p>
        </text:list-item>
        <text:list-item>
          <text:p text:style-name="P94"><text:span text:style-name="T88">la relazione </text:span><text:span text:style-name="T156">è chiamato per </text:span><text:span text:style-name="T88">tra </text:span><text:span text:style-name="T144">personale</text:span><text:span text:style-name="T88"> e </text:span><text:span text:style-name="T148">turno</text:span><text:span text:style-name="T101"> è eliminata</text:span></text:p>
        </text:list-item>
      </text:list>
      <text:p text:style-name="P44"/>
      <text:p text:style-name="P44"/>
      <text:p text:style-name="P39"><text:span text:style-name="T68">6</text:span><text:span text:style-name="T72">b</text:span><text:span text:style-name="T53">.</text:span><text:span text:style-name="T60">1</text:span><text:span text:style-name="T53"> </text:span><text:span text:style-name="T72">aggiungiTurnoDiServizio</text:span><text:span text:style-name="T53">(</text:span><text:span text:style-name="T46">servizio:</text:span><text:span text:style-name="T68"> Servizio, </text:span><text:span text:style-name="T48">oraInizio?</text:span><text:span text:style-name="T72">: Ora, </text:span><text:span text:style-name="T48">oraFine?</text:span><text:span text:style-name="T72">: Ora</text:span><text:span text:style-name="T53">)</text:span></text:p>
      <text:p text:style-name="P23"/>
      <text:p text:style-name="P57"><text:span text:style-name="T15">Pre-condizioni: </text:span><text:span text:style-name="T3">è in corso la definizione di un Evento </text:span><text:span text:style-name="T83">ev</text:span></text:p>
      <text:p text:style-name="P39"><text:span text:style-name="T89">Post-condizioni:</text:span><text:span text:style-name="T110"> </text:span><text:span text:style-name="T128">se </text:span><text:span text:style-name="T14">ev</text:span><text:span text:style-name="T128">.terminato = no</text:span></text:p>
      <text:list xml:id="list4140679370" text:style-name="L16">
        <text:list-item>
          <text:p text:style-name="P78"><text:span text:style-name="T110">è </text:span><text:span text:style-name="T105">stata creata un’istanza </text:span><text:span text:style-name="T1">turno</text:span><text:span text:style-name="T105"> di TurnoDiServizio</text:span></text:p>
        </text:list-item>
        <text:list-item>
          <text:p text:style-name="P101"><text:span text:style-name="T105">servizio</text:span><text:span text:style-name="T150"> </text:span><text:span text:style-name="T152">è effettuato in </text:span><text:span text:style-name="T17">turno</text:span></text:p>
        </text:list-item>
        <text:list-item>
          <text:p text:style-name="P78"><text:soft-page-break/><text:span text:style-name="T105">[ se è specificata una </text:span><text:span text:style-name="T129">oraInizio</text:span><text:span text:style-name="T105"> ] <text:s/></text:span><text:span text:style-name="T1">turno</text:span><text:span text:style-name="T105">.ora inizio = </text:span><text:span text:style-name="T129">oraInizio</text:span></text:p>
        </text:list-item>
        <text:list-item>
          <text:p text:style-name="P78"><text:span text:style-name="T105">[ se è specificata una </text:span><text:span text:style-name="T129">ora</text:span><text:span text:style-name="T142">Fine</text:span><text:span text:style-name="T105"> ] <text:s/>turno.ora inizio = </text:span><text:span text:style-name="T129">ora</text:span><text:span text:style-name="T142">Fine</text:span></text:p>
        </text:list-item>
      </text:list>
      <text:p text:style-name="P119"/>
      <text:p text:style-name="P119"/>
      <text:p text:style-name="P119"/>
      <text:p text:style-name="P119"/>
      <text:p text:style-name="P119"/>
      <text:p text:style-name="P39"><text:span text:style-name="T68">6</text:span><text:span text:style-name="T72">c</text:span><text:span text:style-name="T53">.</text:span><text:span text:style-name="T60">1</text:span><text:span text:style-name="T53"> </text:span><text:span text:style-name="T68">rimuovi</text:span><text:span text:style-name="T72">TurnoDiServizio</text:span><text:span text:style-name="T53">(</text:span><text:span text:style-name="T46">servizio:</text:span><text:span text:style-name="T68"> Servizio, </text:span><text:span text:style-name="T48">turno:</text:span><text:span text:style-name="T72"> TurnoDiServizio</text:span><text:span text:style-name="T53">)</text:span></text:p>
      <text:p text:style-name="P23"/>
      <text:p text:style-name="P122">Pre-condizioni: </text:p>
      <text:list xml:id="list2350978504" text:style-name="L17">
        <text:list-item>
          <text:p text:style-name="P140"><text:span text:style-name="T160">è in corso la definizione di un Evento </text:span><text:span text:style-name="T158">ev</text:span></text:p>
        </text:list-item>
        <text:list-item>
          <text:p text:style-name="P134"><text:span text:style-name="T166">servizio</text:span><text:span text:style-name="T168"> </text:span><text:span text:style-name="T170">è effettuato in </text:span><text:span text:style-name="T166">turno</text:span></text:p>
        </text:list-item>
      </text:list>
      <text:p text:style-name="P85"/>
      <text:p text:style-name="P79"><text:span text:style-name="T89">Post-condizioni:</text:span><text:span text:style-name="T110"> </text:span><text:span text:style-name="T128">se </text:span><text:span text:style-name="T14">ev</text:span><text:span text:style-name="T128">.terminato = no</text:span></text:p>
      <text:list xml:id="list2603817831" text:style-name="L18">
        <text:list-item>
          <text:p text:style-name="P80"><text:span text:style-name="T110">p</text:span><text:span text:style-name="T105">er ogni Personale </text:span><text:span text:style-name="T1">pers</text:span><text:span text:style-name="T105"> tale che </text:span><text:span text:style-name="T1">pers</text:span><text:span text:style-name="T105"> </text:span><text:span text:style-name="T88">è chiamato per </text:span><text:span text:style-name="T129">turno</text:span></text:p>
          <text:list>
            <text:list-item>
              <text:p text:style-name="P80"><text:span text:style-name="T105">l’istanza </text:span><text:span text:style-name="T1">rp</text:span><text:span text:style-name="T105"> di RuoloPersonale relativa alla relazione </text:span><text:span text:style-name="T88">è chiamato per</text:span><text:span text:style-name="T105"> è eliminata</text:span></text:p>
            </text:list-item>
            <text:list-item>
              <text:p text:style-name="P80"><text:span text:style-name="T105">la relazione </text:span><text:span text:style-name="T88">è chiamato per</text:span><text:span text:style-name="T105"> è eliminata</text:span></text:p>
            </text:list-item>
          </text:list>
        </text:list-item>
        <text:list-item>
          <text:p text:style-name="P80"><text:span text:style-name="T105">per ogni Personale di Servizio </text:span><text:span text:style-name="T1">ps</text:span><text:span text:style-name="T105"> tale che </text:span><text:span text:style-name="T1">ps</text:span><text:span text:style-name="T105"> </text:span><text:span text:style-name="T88">è </text:span><text:span text:style-name="T102">impiegabile</text:span><text:span text:style-name="T88"> </text:span><text:span text:style-name="T102">per</text:span><text:span text:style-name="T88"> </text:span><text:span text:style-name="T129">turno</text:span><text:span text:style-name="T105">, la relazione </text:span><text:span text:style-name="T88">è </text:span><text:span text:style-name="T102">impiegabile</text:span><text:span text:style-name="T88"> </text:span><text:span text:style-name="T102">per</text:span><text:span text:style-name="T88"> </text:span><text:span text:style-name="T122">è eliminata</text:span></text:p>
        </text:list-item>
      </text:list>
      <text:p text:style-name="P121"/>
      <text:p text:style-name="P121"/>
      <text:p text:style-name="P30"><text:span text:style-name="T58">7</text:span><text:span text:style-name="T53">. </text:span><text:span text:style-name="T59">cancellaEvento</text:span><text:span text:style-name="T53">(</text:span><text:span text:style-name="T38">evento</text:span><text:span text:style-name="T59"> : Evento</text:span><text:span text:style-name="T53">)</text:span></text:p>
      <text:p text:style-name="P15"/>
      <text:p text:style-name="P61"><text:span text:style-name="T171">Pre-condizioni: </text:span><text:span text:style-name="T161">--</text:span></text:p>
      <text:p text:style-name="P30"><text:span text:style-name="T89">Post-condizioni: </text:span><text:span text:style-name="T111">Se </text:span><text:span text:style-name="T133">evento</text:span><text:span text:style-name="T112">.</text:span><text:span text:style-name="T123">in corso </text:span><text:span text:style-name="T112">= no</text:span></text:p>
      <text:list xml:id="list878595132" text:style-name="L19">
        <text:list-item>
          <text:p text:style-name="P81"><text:span text:style-name="T111">p</text:span><text:span text:style-name="T105">er ogni Servizio </text:span><text:span text:style-name="T1">serv</text:span><text:span text:style-name="T105"> tale che </text:span><text:span text:style-name="T129">evento</text:span><text:span text:style-name="T105"> </text:span><text:span text:style-name="T88">prevede</text:span><text:span text:style-name="T105"> </text:span><text:span text:style-name="T1">serv</text:span></text:p>
          <text:list>
            <text:list-item>
              <text:p text:style-name="P123"><text:span text:style-name="T1">[ se esiste un FoglioRiepilogativo </text:span><text:span text:style-name="T82">f</text:span><text:span text:style-name="T1"> tale che </text:span><text:span text:style-name="T82">f</text:span><text:span text:style-name="T1"> </text:span>si riferisce a <text:span text:style-name="T82">serv</text:span><text:span text:style-name="T1"> ]</text:span></text:p>
              <text:list>
                <text:list-item>
                  <text:p text:style-name="P123"><text:span text:style-name="T1">per ogni Compito </text:span><text:span text:style-name="T82">com</text:span><text:span text:style-name="T1"> tale che </text:span><text:span text:style-name="T82">f</text:span><text:span text:style-name="T1"> </text:span>elenca<text:span text:style-name="T1"> </text:span><text:span text:style-name="T82">com</text:span><text:span text:style-name="T1">, </text:span><text:span text:style-name="T82">com</text:span><text:span text:style-name="T1"> è eliminato</text:span></text:p>
                </text:list-item>
                <text:list-item>
                  <text:p text:style-name="P82"><text:span text:style-name="T1">f</text:span><text:span text:style-name="T105"> è eliminato</text:span></text:p>
                </text:list-item>
              </text:list>
            </text:list-item>
            <text:list-item>
              <text:p text:style-name="P82"><text:span text:style-name="T120">per ogni</text:span><text:span text:style-name="T105"> TurnoDiServizio </text:span><text:span text:style-name="T1">t</text:span><text:span text:style-name="T105"> tale che </text:span><text:span text:style-name="T1">serv</text:span><text:span text:style-name="T105"> </text:span><text:span text:style-name="T88">è effettuato in </text:span><text:span text:style-name="T1">t</text:span><text:span text:style-name="T105"> , <text:s text:c="2"/></text:span><text:span text:style-name="T1">t</text:span><text:span text:style-name="T105"> è eliminato</text:span></text:p>
            </text:list-item>
            <text:list-item>
              <text:p text:style-name="P82"><text:span text:style-name="T1">serv</text:span><text:span text:style-name="T105"> è eliminato</text:span></text:p>
            </text:list-item>
          </text:list>
        </text:list-item>
        <text:list-item>
          <text:p text:style-name="P102"><text:span text:style-name="T105">evento</text:span><text:span text:style-name="T150"> è eliminato</text:span></text:p>
        </text:list-item>
      </text:list>
      <text:p text:style-name="P120"/>
      <text:p text:style-name="P120"/>
      <text:p text:style-name="P37"><text:span text:style-name="T69">7</text:span><text:span text:style-name="T68">a</text:span><text:span text:style-name="T53">.</text:span><text:span text:style-name="T60">1</text:span><text:span text:style-name="T53"> </text:span><text:span text:style-name="T69">annullaEvento</text:span><text:span text:style-name="T53">(</text:span><text:span text:style-name="T47">evento</text:span><text:span text:style-name="T46">:</text:span><text:span text:style-name="T68"> </text:span><text:span text:style-name="T69">Evento</text:span><text:span text:style-name="T53">)</text:span></text:p>
      <text:p text:style-name="P21"/>
      <text:p text:style-name="P7"><text:span text:style-name="T15">Pre-condizioni: </text:span><text:span text:style-name="T83">--</text:span></text:p>
      <text:p text:style-name="P55">Post-condizioni:</text:p>
      <text:list xml:id="list766483155" text:style-name="L20">
        <text:list-item>
          <text:p text:style-name="P95"><text:span text:style-name="T88">per ogni Servizio </text:span>serv<text:span text:style-name="T88"> tale che </text:span><text:span text:style-name="T144">evento</text:span><text:span text:style-name="T88"> </text:span><text:span text:style-name="T156">prevede</text:span><text:span text:style-name="T88"> </text:span>serv<text:span text:style-name="T88">, </text:span>serv.<text:span text:style-name="T88">annullato = sì</text:span></text:p>
        </text:list-item>
        <text:list-item>
          <text:p text:style-name="P107"><text:span text:style-name="T88">evento</text:span><text:span text:style-name="T152">.annullato = sì</text:span></text:p>
        </text:list-item>
      </text:list>
      <text:p text:style-name="P55"/>
      <text:p text:style-name="P55"/>
      <text:p text:style-name="P37"><text:span text:style-name="T69">7b</text:span><text:span text:style-name="T53">.</text:span><text:span text:style-name="T60">1</text:span><text:span text:style-name="T53"> </text:span><text:span text:style-name="T69">annullaServizio</text:span><text:span text:style-name="T53">(</text:span><text:span text:style-name="T46">servizio:</text:span><text:span text:style-name="T68"> Servizio</text:span><text:span text:style-name="T53">)</text:span></text:p>
      <text:p text:style-name="P21"/>
      <text:p text:style-name="P114"><text:span text:style-name="T15">Pre-condizioni: </text:span></text:p>
      <text:list xml:id="list1778117248" text:style-name="L22">
        <text:list-item>
          <text:p text:style-name="P141"><text:span text:style-name="T169">è in corso la definizione di un Evento </text:span><text:span text:style-name="T158">ev</text:span></text:p>
        </text:list-item>
        <text:list-item>
          <text:p text:style-name="P75"><text:span text:style-name="T9">ev</text:span><text:span text:style-name="T119"> </text:span><text:span text:style-name="T100">prevede</text:span><text:span text:style-name="T119"> </text:span><text:span text:style-name="T140">servizio</text:span></text:p>
        </text:list-item>
      </text:list>
      <text:p text:style-name="P37"><text:span text:style-name="T89">Post-condizioni: </text:span></text:p>
      <text:list xml:id="list3170504373" text:style-name="L21">
        <text:list-item>
          <text:p text:style-name="P108"><text:span text:style-name="T89">s</text:span><text:span text:style-name="T88">ervizio</text:span><text:span text:style-name="T152">.annullato = sì</text:span></text:p>
        </text:list-item>
      </text:list>
      <text:p text:style-name="P55"><text:soft-page-break/></text:p>
      <text:p text:style-name="P55"/>
      <text:p text:style-name="P126"/>
      <text:p text:style-name="P126"/>
      <text:p text:style-name="P126"/>
      <text:p text:style-name="P126"/>
      <text:p text:style-name="P37"><text:span text:style-name="T70">7c</text:span><text:span text:style-name="T53">.</text:span><text:span text:style-name="T60">1</text:span><text:span text:style-name="T53"> </text:span><text:span text:style-name="T70">cancellaServizio</text:span><text:span text:style-name="T53">(</text:span><text:span text:style-name="T46">servizio:</text:span><text:span text:style-name="T68"> Servizio</text:span><text:span text:style-name="T53">)</text:span></text:p>
      <text:p text:style-name="P21"/>
      <text:p text:style-name="P114"><text:span text:style-name="T15">Pre-condizioni: </text:span></text:p>
      <text:list xml:id="list3056239028" text:style-name="L23">
        <text:list-item>
          <text:p text:style-name="P142"><text:span text:style-name="T169">è in corso la definizione di un Evento </text:span><text:span text:style-name="T158">ev</text:span></text:p>
        </text:list-item>
        <text:list-item>
          <text:p text:style-name="P76"><text:span text:style-name="T111"><text:s/></text:span><text:span text:style-name="T9">ev</text:span><text:span text:style-name="T119"> </text:span><text:span text:style-name="T100">prevede</text:span><text:span text:style-name="T119"> </text:span><text:span text:style-name="T140">servizio</text:span></text:p>
        </text:list-item>
      </text:list>
      <text:p text:style-name="P38"><text:span text:style-name="T89">Post-condizioni: </text:span><text:span text:style-name="T111">Se </text:span><text:span text:style-name="T9">ev</text:span><text:span text:style-name="T112">.</text:span><text:span text:style-name="T123">in corso</text:span><text:span text:style-name="T112"> = no</text:span></text:p>
      <text:list xml:id="list85105390918855" text:continue-list="list878595132" text:style-name="L19">
        <text:list-item>
          <text:p text:style-name="P124"><text:span text:style-name="T1">[ se esiste un FoglioRiepilogativo </text:span><text:span text:style-name="T82">f</text:span><text:span text:style-name="T1"> tale che </text:span><text:span text:style-name="T82">f</text:span><text:span text:style-name="T1"> </text:span>si riferisce a <text:span text:style-name="T79">servizio</text:span><text:span text:style-name="T1"> ]</text:span></text:p>
          <text:list>
            <text:list-item>
              <text:p text:style-name="P124"><text:span text:style-name="T1">per ogni Compito </text:span><text:span text:style-name="T82">com</text:span><text:span text:style-name="T1"> tale che </text:span><text:span text:style-name="T82">f</text:span><text:span text:style-name="T1"> </text:span>elenca<text:span text:style-name="T1"> </text:span><text:span text:style-name="T82">com</text:span><text:span text:style-name="T1">, </text:span><text:span text:style-name="T82">com</text:span><text:span text:style-name="T1"> è eliminato</text:span></text:p>
            </text:list-item>
            <text:list-item>
              <text:p text:style-name="P83"><text:span text:style-name="T1">f</text:span><text:span text:style-name="T105"> è eliminato</text:span></text:p>
            </text:list-item>
          </text:list>
        </text:list-item>
        <text:list-item>
          <text:p text:style-name="P83"><text:span text:style-name="T120">per ogni</text:span><text:span text:style-name="T105"> TurnoDiServizio </text:span><text:span text:style-name="T1">t</text:span><text:span text:style-name="T105"> tale che </text:span><text:span text:style-name="T140">servizio</text:span><text:span text:style-name="T105"> </text:span><text:span text:style-name="T88">è effettuato in </text:span><text:span text:style-name="T1">t, <text:s/></text:span><text:span text:style-name="T105"><text:s text:c="2"/></text:span><text:span text:style-name="T1">t</text:span><text:span text:style-name="T105"> è eliminato</text:span></text:p>
        </text:list-item>
        <text:list-item>
          <text:p text:style-name="P83"><text:span text:style-name="T140">servizio</text:span><text:span text:style-name="T105"> è elimina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30T08:51:04.264000000</dc:date>
    <meta:editing-duration>PT1H24M45S</meta:editing-duration>
    <meta:editing-cycles>9</meta:editing-cycles>
    <meta:document-statistic meta:table-count="0" meta:image-count="0" meta:object-count="0" meta:page-count="6" meta:paragraph-count="168" meta:word-count="1151" meta:character-count="7123" meta:non-whitespace-character-count="6193"/>
  </office:meta>
</office:document-meta>
</file>